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5611in" fo:margin-left="-0.0208in" fo:margin-top="0in" fo:margin-bottom="0in" table:align="left" style:writing-mode="page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2639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4.5611in" fo:margin-left="-0.0208in" fo:margin-top="0in" fo:margin-bottom="0in" table:align="left" style:writing-mode="page"/>
    </style:style>
    <style:style style:name="Table12.A" style:family="table-column">
      <style:table-column-properties style:column-width="0.2972in"/>
    </style:style>
    <style:style style:name="Table12.B" style:family="table-column">
      <style:table-column-properties style:column-width="4.2639in"/>
    </style:style>
    <style:style style:name="Table12.1" style:family="table-row">
      <style:table-row-properties style:min-row-height="0.1778in" fo:keep-together="auto"/>
    </style:style>
    <style:style style:name="Table12.A1" style:family="table-cell">
      <style:table-cell-properties style:vertical-align="" fo:padding-left="0.0208in" fo:padding-right="0.0208in" fo:padding-top="0in" fo:padding-bottom="0in" fo:border="none"/>
    </style:style>
    <style:style style:name="Table12.B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4.5611in" fo:margin-left="-0.0208in" fo:margin-top="0in" fo:margin-bottom="0in" table:align="left" style:writing-mode="page"/>
    </style:style>
    <style:style style:name="Table14.A" style:family="table-column">
      <style:table-column-properties style:column-width="0.2972in"/>
    </style:style>
    <style:style style:name="Table14.B" style:family="table-column">
      <style:table-column-properties style:column-width="4.2639in"/>
    </style:style>
    <style:style style:name="Table14.1" style:family="table-row">
      <style:table-row-properties style:min-row-height="0.1778in" fo:keep-together="auto"/>
    </style:style>
    <style:style style:name="Table14.A1" style:family="table-cell">
      <style:table-cell-properties style:vertical-align="" fo:padding-left="0.0208in" fo:padding-right="0.0208in" fo:padding-top="0in" fo:padding-bottom="0in" fo:border="none"/>
    </style:style>
    <style:style style:name="Table14.B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4.5611in" fo:margin-left="-0.0208in" fo:margin-top="0in" fo:margin-bottom="0in" table:align="left" style:writing-mode="page"/>
    </style:style>
    <style:style style:name="Table10.A" style:family="table-column">
      <style:table-column-properties style:column-width="0.2972in"/>
    </style:style>
    <style:style style:name="Table10.B" style:family="table-column">
      <style:table-column-properties style:column-width="4.2639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8in" fo:padding-right="0.0208in" fo:padding-top="0in" fo:padding-bottom="0in" fo:border="none"/>
    </style:style>
    <style:style style:name="Table10.B1" style:family="table-cell">
      <style:table-cell-properties style:vertical-align="bottom" fo:padding-left="0.0208in" fo:padding-right="0.0208in" fo:padding-top="0in" fo:padding-bottom="0in" fo:border="none"/>
    </style:style>
    <style:style style:name="Table11" style:family="table">
      <style:table-properties style:width="4.5611in" fo:margin-left="-0.0208in" fo:margin-top="0in" fo:margin-bottom="0in" table:align="left" style:writing-mode="page"/>
    </style:style>
    <style:style style:name="Table11.A" style:family="table-column">
      <style:table-column-properties style:column-width="0.2972in"/>
    </style:style>
    <style:style style:name="Table11.B" style:family="table-column">
      <style:table-column-properties style:column-width="4.2639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" fo:padding-left="0.0208in" fo:padding-right="0.0208in" fo:padding-top="0in" fo:padding-bottom="0in" fo:border="none"/>
    </style:style>
    <style:style style:name="Table11.B1" style:family="table-cell">
      <style:table-cell-properties style:vertical-align="bottom" fo:padding-left="0.0208in" fo:padding-right="0.0208in" fo:padding-top="0in" fo:padding-bottom="0in" fo:border="none"/>
    </style:style>
    <style:style style:name="Table15" style:family="table">
      <style:table-properties style:width="4.5611in" fo:margin-left="-0.0208in" fo:margin-top="0in" fo:margin-bottom="0in" table:align="left" style:writing-mode="page"/>
    </style:style>
    <style:style style:name="Table15.A" style:family="table-column">
      <style:table-column-properties style:column-width="0.2972in"/>
    </style:style>
    <style:style style:name="Table15.B" style:family="table-column">
      <style:table-column-properties style:column-width="4.2639in"/>
    </style:style>
    <style:style style:name="Table15.1" style:family="table-row">
      <style:table-row-properties style:min-row-height="0.1778in" fo:keep-together="auto"/>
    </style:style>
    <style:style style:name="Table15.A1" style:family="table-cell">
      <style:table-cell-properties style:vertical-align="" fo:padding-left="0.0208in" fo:padding-right="0.0208in" fo:padding-top="0in" fo:padding-bottom="0in" fo:border="none"/>
    </style:style>
    <style:style style:name="Table15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5611in" fo:margin-left="-0.0208in" fo:margin-top="0in" fo:margin-bottom="0in" table:align="left" style:writing-mode="page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263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16" style:family="table">
      <style:table-properties style:width="4.5611in" fo:margin-left="-0.0208in" fo:margin-top="0in" fo:margin-bottom="0in" table:align="left" style:writing-mode="page"/>
    </style:style>
    <style:style style:name="Table16.A" style:family="table-column">
      <style:table-column-properties style:column-width="0.2972in"/>
    </style:style>
    <style:style style:name="Table16.B" style:family="table-column">
      <style:table-column-properties style:column-width="4.2639in"/>
    </style:style>
    <style:style style:name="Table16.1" style:family="table-row">
      <style:table-row-properties style:min-row-height="0.1778in" fo:keep-together="auto"/>
    </style:style>
    <style:style style:name="Table16.A1" style:family="table-cell">
      <style:table-cell-properties style:vertical-align="" fo:padding-left="0.0208in" fo:padding-right="0.0208in" fo:padding-top="0in" fo:padding-bottom="0in" fo:border="none"/>
    </style:style>
    <style:style style:name="Table16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5611in" fo:margin-left="-0.0208in" fo:margin-top="0in" fo:margin-bottom="0in" table:align="left" style:writing-mode="page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2639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5611in" fo:margin-left="-0.0208in" fo:margin-top="0in" fo:margin-bottom="0in" table:align="left" style:writing-mode="page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2639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4.5611in" fo:margin-left="-0.0208in" fo:margin-top="0in" fo:margin-bottom="0in" table:align="left" style:writing-mode="page"/>
    </style:style>
    <style:style style:name="Table13.A" style:family="table-column">
      <style:table-column-properties style:column-width="0.2972in"/>
    </style:style>
    <style:style style:name="Table13.B" style:family="table-column">
      <style:table-column-properties style:column-width="4.2639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" fo:padding-left="0.0208in" fo:padding-right="0.0208in" fo:padding-top="0in" fo:padding-bottom="0in" fo:border="none"/>
    </style:style>
    <style:style style:name="Table13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38aca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141726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17e7d7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1aa626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1be283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officeooo:paragraph-rsid="001e27db"/>
    </style:style>
    <style:style style:name="P9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4.3835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0138aca"/>
    </style:style>
    <style:style style:name="P12" style:family="paragraph" style:parent-style-name="Standard">
      <style:text-properties officeooo:paragraph-rsid="00141726"/>
    </style:style>
    <style:style style:name="P13" style:family="paragraph" style:parent-style-name="Standard">
      <style:text-properties officeooo:paragraph-rsid="001aa626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1aa626" officeooo:paragraph-rsid="001aa626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rsid="001aa626" officeooo:paragraph-rsid="001aa7e6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e27db" officeooo:paragraph-rsid="001e27db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officeooo:rsid="001e27db" officeooo:paragraph-rsid="001e27db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officeooo:rsid="0017e7d7" officeooo:paragraph-rsid="0017e7d7"/>
    </style:style>
    <style:style style:name="P19" style:family="paragraph" style:parent-style-name="Standard">
      <style:text-properties officeooo:rsid="0017e7d7" officeooo:paragraph-rsid="00141726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7e7d7" officeooo:paragraph-rsid="0017e7d7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17e7d7" officeooo:paragraph-rsid="001844d9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rsid="0017e7d7" officeooo:paragraph-rsid="0019628d"/>
    </style:style>
    <style:style style:name="P23" style:family="paragraph" style:parent-style-name="Standard">
      <style:text-properties officeooo:rsid="001be283" officeooo:paragraph-rsid="001be283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rsid="001be283" officeooo:paragraph-rsid="001be283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138aca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141726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paragraph-rsid="001aa626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paragraph-rsid="001e27db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138aca" officeooo:paragraph-rsid="00141726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141726" officeooo:paragraph-rsid="00141726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141726" officeooo:paragraph-rsid="001635f0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141726" officeooo:paragraph-rsid="0017e7d7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officeooo:rsid="00141726" officeooo:paragraph-rsid="001be283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rsid="00141726" officeooo:paragraph-rsid="001e27db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officeooo:rsid="00141726" officeooo:paragraph-rsid="00141726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41726" officeooo:paragraph-rsid="00141726" style:font-weight-asian="bold" style:font-weight-complex="bold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41726" officeooo:paragraph-rsid="0017e7d7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35f0" officeooo:paragraph-rsid="001635f0" style:font-weight-asian="bold" style:font-weight-complex="bold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ed2a" officeooo:paragraph-rsid="0016ed2a" style:font-weight-asian="bold" style:font-weight-complex="bold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844d9" officeooo:paragraph-rsid="001844d9" style:font-weight-asian="bold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7e7d7" officeooo:paragraph-rsid="0017e7d7" style:font-weight-asian="bold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9628d" officeooo:paragraph-rsid="0019628d" style:font-weight-asian="bold" style:font-weight-complex="bold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aa626" officeooo:paragraph-rsid="001aa626" style:font-weight-asian="bold" style:font-weight-complex="bold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be283" officeooo:paragraph-rsid="001be283" style:font-weight-asian="bold" style:font-weight-complex="bold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e27db" officeooo:paragraph-rsid="001e27db" style:font-weight-asian="bold" style:font-weight-complex="bold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41726" officeooo:paragraph-rsid="00141726" style:font-weight-asian="normal" style:font-weight-complex="normal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41726" officeooo:paragraph-rsid="0014f80b" style:font-weight-asian="normal" style:font-weight-complex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41726" officeooo:paragraph-rsid="001635f0" style:font-weight-asian="normal" style:font-weight-complex="normal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41726" officeooo:paragraph-rsid="0017e7d7" style:font-weight-asian="normal" style:font-weight-complex="normal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4f80b" officeooo:paragraph-rsid="0014f80b" style:font-weight-asian="normal" style:font-weight-complex="normal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4f80b" officeooo:paragraph-rsid="0017e7d7" style:font-weight-asian="normal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635f0" officeooo:paragraph-rsid="001635f0" style:font-weight-asian="normal" style:font-weight-complex="normal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be283" officeooo:paragraph-rsid="001be283" style:font-weight-asian="normal" style:font-weight-complex="normal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be283" officeooo:paragraph-rsid="001e27db" style:font-weight-asian="normal" style:font-weight-complex="normal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d4975" officeooo:paragraph-rsid="001d4975" style:font-weight-asian="normal" style:font-weight-complex="normal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27db" officeooo:paragraph-rsid="001e27db" style:font-weight-asian="normal" style:font-weight-complex="normal"/>
    </style:style>
    <style:style style:name="P58" style:family="paragraph" style:parent-style-name="Standard">
      <style:paragraph-properties fo:text-align="end" style:justify-single-word="false">
        <style:tab-stops/>
      </style:paragraph-properties>
      <style:text-properties officeooo:rsid="0014f80b" officeooo:paragraph-rsid="0014f80b"/>
    </style:style>
    <style:style style:name="P59" style:family="paragraph" style:parent-style-name="Standard">
      <style:paragraph-properties fo:text-align="end" style:justify-single-word="false">
        <style:tab-stops/>
      </style:paragraph-properties>
      <style:text-properties officeooo:rsid="0016ed2a" officeooo:paragraph-rsid="0016ed2a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officeooo:rsid="0016ed2a" officeooo:paragraph-rsid="0016ed2a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01844d9" officeooo:paragraph-rsid="001844d9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officeooo:rsid="0019628d" officeooo:paragraph-rsid="0019628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01aa7e6" officeooo:paragraph-rsid="001aa7e6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1d4975" officeooo:paragraph-rsid="001d4975"/>
    </style:style>
    <style:style style:name="P65" style:family="paragraph" style:parent-style-name="Text_20_body">
      <style:text-properties officeooo:paragraph-rsid="001be283"/>
    </style:style>
    <style:style style:name="P66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4.3835in" style:type="right" style:leader-style="dotted" style:leader-text="."/>
        </style:tab-stops>
      </style:paragraph-properties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 style:list-style-name="">
      <style:text-properties officeooo:paragraph-rsid="001e27db"/>
    </style:style>
    <style:style style:name="P70" style:family="paragraph" style:parent-style-name="Heading_20_1" style:list-style-name="">
      <style:text-properties officeooo:paragraph-rsid="00138aca"/>
    </style:style>
    <style:style style:name="P71" style:family="paragraph" style:parent-style-name="Heading_20_1">
      <style:text-properties officeooo:rsid="001e27db" officeooo:paragraph-rsid="001e27db"/>
    </style:style>
    <style:style style:name="P72" style:family="paragraph" style:parent-style-name="Heading_20_1">
      <style:paragraph-properties fo:break-before="page"/>
      <style:text-properties officeooo:paragraph-rsid="00138aca"/>
    </style:style>
    <style:style style:name="P73" style:family="paragraph" style:parent-style-name="Heading_20_1" style:list-style-name="">
      <style:text-properties officeooo:rsid="001aa626" officeooo:paragraph-rsid="001aa626"/>
    </style:style>
    <style:style style:name="P74" style:family="paragraph" style:parent-style-name="Heading_20_1">
      <style:paragraph-properties fo:break-before="page"/>
      <style:text-properties officeooo:rsid="001aa626" officeooo:paragraph-rsid="001aa626"/>
    </style:style>
    <style:style style:name="P75" style:family="paragraph" style:parent-style-name="Heading_20_2">
      <style:text-properties officeooo:paragraph-rsid="0017e7d7"/>
    </style:style>
    <style:style style:name="P76" style:family="paragraph" style:parent-style-name="Heading_20_2">
      <style:paragraph-properties fo:break-before="page"/>
      <style:text-properties officeooo:paragraph-rsid="0017e7d7"/>
    </style:style>
    <style:style style:name="P77" style:family="paragraph" style:parent-style-name="Heading_20_2" style:list-style-name=""/>
    <style:style style:name="P78" style:family="paragraph" style:parent-style-name="Heading_20_2" style:list-style-name="">
      <style:paragraph-properties fo:break-before="page"/>
      <style:text-properties officeooo:rsid="0017e7d7" officeooo:paragraph-rsid="0017e7d7"/>
    </style:style>
    <style:style style:name="P79" style:family="paragraph" style:parent-style-name="Heading_20_2">
      <style:paragraph-properties fo:break-before="page"/>
      <style:text-properties officeooo:rsid="001be283" officeooo:paragraph-rsid="001be283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Heading_20_2" style:list-style-name="">
      <style:text-properties officeooo:rsid="001e27db" officeooo:paragraph-rsid="001e27db"/>
    </style:style>
    <style:style style:name="P82" style:family="paragraph" style:parent-style-name="Heading_20_2">
      <style:paragraph-properties fo:break-before="page"/>
      <style:text-properties officeooo:rsid="001e27db" officeooo:paragraph-rsid="001e27db"/>
    </style:style>
    <style:style style:name="P83" style:family="paragraph" style:parent-style-name="Standard" style:list-style-name="">
      <style:text-properties officeooo:rsid="001be283" officeooo:paragraph-rsid="001be283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e27db" officeooo:paragraph-rsid="001e27db" style:font-weight-asian="bold" style:font-weight-complex="bold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fbf2b" officeooo:paragraph-rsid="001fbf2b" style:font-weight-asian="bold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08d0f" officeooo:paragraph-rsid="00208d0f" style:font-weight-asian="bold" style:font-weight-complex="bold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09fb4" officeooo:paragraph-rsid="00209fb4" style:font-weight-asian="bold" style:font-weight-complex="bold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officeooo:rsid="001e27db" officeooo:paragraph-rsid="001e27db"/>
    </style:style>
    <style:style style:name="P89" style:family="paragraph" style:parent-style-name="Standard">
      <style:paragraph-properties fo:text-align="end" style:justify-single-word="false">
        <style:tab-stops/>
      </style:paragraph-properties>
      <style:text-properties officeooo:paragraph-rsid="00138aca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officeooo:rsid="001fbf2b" officeooo:paragraph-rsid="001fbf2b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officeooo:rsid="00208d0f" officeooo:paragraph-rsid="00208d0f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officeooo:rsid="00208d0f" officeooo:paragraph-rsid="00209fb4"/>
    </style:style>
    <style:style style:name="P93" style:family="paragraph" style:parent-style-name="Standard">
      <style:paragraph-properties fo:text-align="end" style:justify-single-word="false">
        <style:tab-stops/>
      </style:paragraph-properties>
      <style:text-properties officeooo:rsid="00208d0f" officeooo:paragraph-rsid="00208d0f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officeooo:rsid="00209fb4" officeooo:paragraph-rsid="00209fb4"/>
    </style:style>
    <style:style style:name="P95" style:family="paragraph" style:parent-style-name="Standard">
      <style:paragraph-properties fo:text-align="end" style:justify-single-word="false">
        <style:tab-stops/>
      </style:paragraph-properties>
      <style:text-properties officeooo:rsid="00209fb4" officeooo:paragraph-rsid="00209fb4"/>
    </style:style>
    <style:style style:name="T1" style:family="text">
      <style:text-properties officeooo:rsid="0014172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1726" style:font-weight-asian="normal" style:font-weight-complex="normal"/>
    </style:style>
    <style:style style:name="T4" style:family="text">
      <style:text-properties fo:font-weight="normal" officeooo:rsid="001635f0" style:font-weight-asian="normal" style:font-weight-complex="normal"/>
    </style:style>
    <style:style style:name="T5" style:family="text">
      <style:text-properties fo:font-weight="normal" officeooo:rsid="0017e7d7" style:font-weight-asian="normal" style:font-weight-complex="normal"/>
    </style:style>
    <style:style style:name="T6" style:family="text">
      <style:text-properties fo:font-weight="normal" officeooo:rsid="001e27db" style:font-weight-asian="normal" style:font-weight-complex="normal"/>
    </style:style>
    <style:style style:name="T7" style:family="text">
      <style:text-properties officeooo:rsid="0014f80b"/>
    </style:style>
    <style:style style:name="T8" style:family="text">
      <style:text-properties officeooo:rsid="001635f0"/>
    </style:style>
    <style:style style:name="T9" style:family="text">
      <style:text-properties officeooo:rsid="0017e7d7"/>
    </style:style>
    <style:style style:name="T10" style:family="text">
      <style:text-properties officeooo:rsid="001844d9"/>
    </style:style>
    <style:style style:name="T11" style:family="text">
      <style:text-properties officeooo:rsid="0019628d"/>
    </style:style>
    <style:style style:name="T12" style:family="text">
      <style:text-properties officeooo:rsid="001aa626"/>
    </style:style>
    <style:style style:name="T13" style:family="text">
      <style:text-properties officeooo:rsid="001aa7e6"/>
    </style:style>
    <style:style style:name="T14" style:family="text">
      <style:text-properties officeooo:rsid="001be283"/>
    </style:style>
    <style:style style:name="T15" style:family="text">
      <style:text-properties officeooo:rsid="001e27db"/>
    </style:style>
    <style:style style:name="T16" style:family="text">
      <style:text-properties officeooo:rsid="001fbf2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09fb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ector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6"><text:a xlink:type="simple" xlink:href="#__RefHeading___Toc40931_2645816805" text:style-name="Index_20_Link" text:visited-style-name="Index_20_Link">Basics<text:tab/>2</text:a></text:p>
          <text:p text:style-name="P67"><text:a xlink:type="simple" xlink:href="#__RefHeading___Toc41410_2645816805" text:style-name="Index_20_Link" text:visited-style-name="Index_20_Link">2D Vectors from the Origin<text:tab/>2</text:a></text:p>
          <text:p text:style-name="P67"><text:a xlink:type="simple" xlink:href="#__RefHeading___Toc41412_2645816805" text:style-name="Index_20_Link" text:visited-style-name="Index_20_Link">2D Vectors from between P and Q<text:tab/>3</text:a></text:p>
          <text:p text:style-name="P67"><text:a xlink:type="simple" xlink:href="#__RefHeading___Toc41561_2645816805" text:style-name="Index_20_Link" text:visited-style-name="Index_20_Link">Properties of Vectors<text:tab/>4</text:a></text:p>
          <text:p text:style-name="P67"><text:a xlink:type="simple" xlink:href="#__RefHeading___Toc41563_2645816805" text:style-name="Index_20_Link" text:visited-style-name="Index_20_Link">Metric Space<text:tab/>6</text:a></text:p>
          <text:p text:style-name="P67"><text:a xlink:type="simple" xlink:href="#__RefHeading___Toc41414_2645816805" text:style-name="Index_20_Link" text:visited-style-name="Index_20_Link">Vector Addition<text:tab/>7</text:a></text:p>
          <text:p text:style-name="P67"><text:a xlink:type="simple" xlink:href="#__RefHeading___Toc41416_2645816805" text:style-name="Index_20_Link" text:visited-style-name="Index_20_Link">Example<text:tab/>8</text:a></text:p>
          <text:p text:style-name="P67"><text:a xlink:type="simple" xlink:href="#__RefHeading___Toc41565_2645816805" text:style-name="Index_20_Link" text:visited-style-name="Index_20_Link">Rotating Coordinate System<text:tab/>9</text:a></text:p>
          <text:p text:style-name="P66"><text:a xlink:type="simple" xlink:href="#__RefHeading___Toc40933_2645816805" text:style-name="Index_20_Link" text:visited-style-name="Index_20_Link">Derivatives<text:tab/>10</text:a></text:p>
          <text:p text:style-name="P66"><text:a xlink:type="simple" xlink:href="#__RefHeading___Toc41567_2645816805" text:style-name="Index_20_Link" text:visited-style-name="Index_20_Link">Coordinate Systems<text:tab/>11</text:a></text:p>
          <text:p text:style-name="P67"><text:a xlink:type="simple" xlink:href="#__RefHeading___Toc40935_2645816805" text:style-name="Index_20_Link" text:visited-style-name="Index_20_Link">Cartesian<text:tab/>11</text:a></text:p>
          <text:p text:style-name="P67"><text:a xlink:type="simple" xlink:href="#__RefHeading___Toc40935_2645816805%20Copy%201" text:style-name="Index_20_Link" text:visited-style-name="Index_20_Link">Cylindrical<text:tab/>12</text:a></text:p>
          <text:p text:style-name="P67"><text:a xlink:type="simple" xlink:href="#__RefHeading___Toc40937_2645816805" text:style-name="Index_20_Link" text:visited-style-name="Index_20_Link">Spherical<text:tab/>13</text:a></text:p>
          <text:p text:style-name="P66"><text:a xlink:type="simple" xlink:href="#__RefHeading___Toc40945_2645816805" text:style-name="Index_20_Link" text:visited-style-name="Index_20_Link">Generalized Coordinate Systems<text:tab/>15</text:a></text:p>
          <text:p text:style-name="P66"><text:a xlink:type="simple" xlink:href="#__RefHeading___Toc40945_2645816805%20Copy%201" text:style-name="Index_20_Link" text:visited-style-name="Index_20_Link">Vector Spaces<text:tab/>17</text:a></text:p>
        </text:index-body>
      </text:table-of-content>
      <text:p text:style-name="P11"/>
      <text:h text:style-name="P68" text:outline-level="1"><text:bookmark-start text:name="__RefHeading___Toc40931_2645816805"/>Basics<text:bookmark-end text:name="__RefHeading___Toc40931_2645816805"/></text:h>
      <text:h text:style-name="P75" text:outline-level="2"><text:bookmark-start text:name="__RefHeading___Toc41410_2645816805"/>2D Vectors from the Origin<text:bookmark-end text:name="__RefHeading___Toc41410_2645816805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6">A Point in 2D at the Origin</text:p>
          </table:table-cell>
        </table:table-row>
        <table:table-row table:style-name="Table1.1">
          <table:table-cell table:style-name="Table1.A1" office:value-type="string">
            <text:p text:style-name="P18">1</text:p>
          </table:table-cell>
          <table:table-cell table:style-name="Table1.B1" office:value-type="string">
            <text:p text:style-name="P47">P = (x,y)</text:p>
          </table:table-cell>
        </table:table-row>
        <table:table-row table:style-name="Table1.1">
          <table:table-cell table:style-name="Table1.A1" office:value-type="string">
            <text:p text:style-name="P18">2</text:p>
          </table:table-cell>
          <table:table-cell table:style-name="Table1.B1" office:value-type="string">
            <text:p text:style-name="P47">O = (0,0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6">Line Segment</text:p>
          </table:table-cell>
        </table:table-row>
        <table:table-row table:style-name="Table1.1">
          <table:table-cell table:style-name="Table1.A1" office:value-type="string">
            <text:p text:style-name="P18">3</text:p>
          </table:table-cell>
          <table:table-cell table:style-name="Table1.B1" office:value-type="string">
            <text:p text:style-name="P47">OP = sqr (P^2 + O^2)</text:p>
          </table:table-cell>
        </table:table-row>
        <table:table-row table:style-name="Table1.1">
          <table:table-cell table:style-name="Table1.A1" office:value-type="string">
            <text:p text:style-name="P18">4</text:p>
          </table:table-cell>
          <table:table-cell table:style-name="Table1.B1" office:value-type="string">
            <text:p text:style-name="P47"><text:s/>= sqr (P^2)</text:p>
          </table:table-cell>
        </table:table-row>
        <table:table-row table:style-name="Table1.1">
          <table:table-cell table:style-name="Table1.A1" office:value-type="string">
            <text:p text:style-name="P18">5</text:p>
          </table:table-cell>
          <table:table-cell table:style-name="Table1.B1" office:value-type="string">
            <text:p text:style-name="P47"><text:s/>= sqr (Px^2 + Py^2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6">Vector From the Origin</text:p>
          </table:table-cell>
        </table:table-row>
        <table:table-row table:style-name="Table1.1">
          <table:table-cell table:style-name="Table1.A1" office:value-type="string">
            <text:p text:style-name="P18">6</text:p>
          </table:table-cell>
          <table:table-cell table:style-name="Table1.B1" office:value-type="string">
            <text:p text:style-name="P47">v = P - O</text:p>
          </table:table-cell>
        </table:table-row>
        <table:table-row table:style-name="Table1.1">
          <table:table-cell table:style-name="Table1.A1" office:value-type="string">
            <text:p text:style-name="P18">7</text:p>
          </table:table-cell>
          <table:table-cell table:style-name="Table1.B1" office:value-type="string">
            <text:p text:style-name="P47">v = &lt; Px, Py &g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6">Vector Components</text:p>
          </table:table-cell>
        </table:table-row>
        <table:table-row table:style-name="Table1.1">
          <table:table-cell table:style-name="Table1.A1" office:value-type="string">
            <text:p text:style-name="P18">8</text:p>
          </table:table-cell>
          <table:table-cell table:style-name="Table1.B1" office:value-type="string">
            <text:p text:style-name="P47">a = &lt;Px, 0&gt;</text:p>
          </table:table-cell>
        </table:table-row>
        <table:table-row table:style-name="Table1.1">
          <table:table-cell table:style-name="Table1.A1" office:value-type="string">
            <text:p text:style-name="P18">9</text:p>
          </table:table-cell>
          <table:table-cell table:style-name="Table1.B1" office:value-type="string">
            <text:p text:style-name="P47">b = &lt;0, Py&g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6">Vectors Added Together</text:p>
          </table:table-cell>
        </table:table-row>
        <table:table-row table:style-name="Table1.1">
          <table:table-cell table:style-name="Table1.A1" office:value-type="string">
            <text:p text:style-name="P18">10</text:p>
          </table:table-cell>
          <table:table-cell table:style-name="Table1.B1" office:value-type="string">
            <text:p text:style-name="P47">v = a + b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6">Length of vectors (a and b)</text:p>
          </table:table-cell>
        </table:table-row>
        <table:table-row table:style-name="Table1.1">
          <table:table-cell table:style-name="Table1.A1" office:value-type="string">
            <text:p text:style-name="P18">11</text:p>
          </table:table-cell>
          <table:table-cell table:style-name="Table1.B1" office:value-type="string">
            <text:p text:style-name="P47">m = sqr (a^2 + b^2)</text:p>
          </table:table-cell>
        </table:table-row>
        <table:table-row table:style-name="Table1.1">
          <table:table-cell table:style-name="Table1.A1" office:value-type="string">
            <text:p text:style-name="P18">12</text:p>
          </table:table-cell>
          <table:table-cell table:style-name="Table1.B1" office:value-type="string">
            <text:p text:style-name="P47">= sqr (ax^2 + by^2)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6">Vector Magnitude</text:p>
          </table:table-cell>
        </table:table-row>
        <table:table-row table:style-name="Table1.1">
          <table:table-cell table:style-name="Table1.A1" office:value-type="string">
            <text:p text:style-name="P18">13</text:p>
          </table:table-cell>
          <table:table-cell table:style-name="Table1.B1" office:value-type="string">
            <text:p text:style-name="P47">|v| = v^2</text:p>
          </table:table-cell>
        </table:table-row>
        <table:table-row table:style-name="Table1.1">
          <table:table-cell table:style-name="Table1.A1" office:value-type="string">
            <text:p text:style-name="P18">14</text:p>
          </table:table-cell>
          <table:table-cell table:style-name="Table1.B1" office:value-type="string">
            <text:p text:style-name="P47">|v| = m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6">Unit Vector</text:p>
          </table:table-cell>
        </table:table-row>
        <table:table-row table:style-name="Table1.1">
          <table:table-cell table:style-name="Table1.A1" office:value-type="string">
            <text:p text:style-name="P18">15</text:p>
          </table:table-cell>
          <table:table-cell table:style-name="Table1.B1" office:value-type="string">
            <text:p text:style-name="P47">u = v / |v|</text:p>
          </table:table-cell>
        </table:table-row>
        <table:table-row table:style-name="Table1.1">
          <table:table-cell table:style-name="Table1.A1" office:value-type="string">
            <text:p text:style-name="P18">16</text:p>
          </table:table-cell>
          <table:table-cell table:style-name="Table1.B1" office:value-type="string">
            <text:p text:style-name="P47"><text:s/>= (1/m) v</text:p>
          </table:table-cell>
        </table:table-row>
        <table:table-row table:style-name="Table1.1">
          <table:table-cell table:style-name="Table1.A1" office:value-type="string">
            <text:p text:style-name="P18">17</text:p>
          </table:table-cell>
          <table:table-cell table:style-name="Table1.B1" office:value-type="string">
            <text:p text:style-name="P47"><text:s/>= s v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6">Scalars</text:p>
          </table:table-cell>
        </table:table-row>
        <table:table-row table:style-name="Table1.1">
          <table:table-cell table:style-name="Table1.A1" office:value-type="string">
            <text:p text:style-name="P18">18</text:p>
          </table:table-cell>
          <table:table-cell table:style-name="Table1.B1" office:value-type="string">
            <text:p text:style-name="P47">s .. is some number</text:p>
          </table:table-cell>
        </table:table-row>
        <table:table-row table:style-name="Table1.1">
          <table:table-cell table:style-name="Table1.A1" office:value-type="string">
            <text:p text:style-name="P18">19</text:p>
          </table:table-cell>
          <table:table-cell table:style-name="Table1.B1" office:value-type="string">
            <text:p text:style-name="P47">u = s v</text:p>
          </table:table-cell>
        </table:table-row>
        <table:table-row table:style-name="Table1.1">
          <table:table-cell table:style-name="Table1.A1" office:value-type="string">
            <text:p text:style-name="P18">20</text:p>
          </table:table-cell>
          <table:table-cell table:style-name="Table1.B1" office:value-type="string">
            <text:p text:style-name="P47"><text:s/>= &lt; s * Vx, s * Vy &gt;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47"/>
          </table:table-cell>
        </table:table-row>
      </table:table>
      <text:p text:style-name="Standard"/>
      <text:h text:style-name="P75" text:outline-level="2"><text:bookmark-start text:name="__RefHeading___Toc41412_2645816805"/>2D Vectors from <text:span text:style-name="T9">between P and Q</text:span><text:bookmark-end text:name="__RefHeading___Toc41412_2645816805"/></text:h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36">2 Points in 2D</text:p>
          </table:table-cell>
        </table:table-row>
        <table:table-row table:style-name="Table9.1">
          <table:table-cell table:style-name="Table9.A1" office:value-type="string">
            <text:p text:style-name="P4">1</text:p>
          </table:table-cell>
          <table:table-cell table:style-name="Table9.B1" office:value-type="string">
            <text:p text:style-name="P29">P = (x, y)</text:p>
          </table:table-cell>
        </table:table-row>
        <table:table-row table:style-name="Table9.1">
          <table:table-cell table:style-name="Table9.A1" office:value-type="string">
            <text:p text:style-name="P4">2</text:p>
          </table:table-cell>
          <table:table-cell table:style-name="Table9.B1" office:value-type="string">
            <text:p text:style-name="P29">Q = (x, y)</text:p>
          </table:table-cell>
        </table:table-row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29"/>
          </table:table-cell>
        </table:table-row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36">Line Segment</text:p>
          </table:table-cell>
        </table:table-row>
        <table:table-row table:style-name="Table9.1">
          <table:table-cell table:style-name="Table9.A1" office:value-type="string">
            <text:p text:style-name="P4">3</text:p>
          </table:table-cell>
          <table:table-cell table:style-name="Table9.B1" office:value-type="string">
            <text:p text:style-name="P29">PQ = sqr (<text:span text:style-name="T1"> (Q - P)^2 </text:span>)</text:p>
          </table:table-cell>
        </table:table-row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26"/>
          </table:table-cell>
        </table:table-row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36">Vector from 2 Points</text:p>
          </table:table-cell>
        </table:table-row>
        <table:table-row table:style-name="Table9.1">
          <table:table-cell table:style-name="Table9.A1" office:value-type="string">
            <text:p text:style-name="P4">4</text:p>
          </table:table-cell>
          <table:table-cell table:style-name="Table9.B1" office:value-type="string">
            <text:p text:style-name="P30">v = Q - P</text:p>
          </table:table-cell>
        </table:table-row>
        <table:table-row table:style-name="Table9.1">
          <table:table-cell table:style-name="Table9.A1" office:value-type="string">
            <text:p text:style-name="P4"/>
          </table:table-cell>
          <table:table-cell table:style-name="Table9.B1" office:value-type="string">
            <text:p text:style-name="P26"/>
          </table:table-cell>
        </table:table-row>
        <table:table-row table:style-name="Table9.1">
          <table:table-cell table:style-name="Table9.A1" office:value-type="string">
            <text:p text:style-name="P4">5</text:p>
          </table:table-cell>
          <table:table-cell table:style-name="Table9.B1" office:value-type="string">
            <text:p text:style-name="P30">|v| = v^2</text:p>
          </table:table-cell>
        </table:table-row>
      </table:table>
      <text:p text:style-name="P12"/>
      <text:p text:style-name="P19"/>
      <text:h text:style-name="P78" text:outline-level="2"><text:bookmark-start text:name="__RefHeading___Toc41561_2645816805"/>Properties of Vectors<text:bookmark-end text:name="__RefHeading___Toc41561_2645816805"/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>s .. is a scaller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30">u = <text:span text:style-name="T9">&lt; </text:span>r, θ<text:span text:style-name="T9"> &gt;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30">v = <text:span text:style-name="T9">&lt; </text:span>r, θ<text:span text:style-name="T9"> &gt;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9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1">Components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61">Wx = Vr cos <text:s/><text:span text:style-name="T1">θ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61">Wy = Vr sin <text:s/><text:span text:style-name="T1">θ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9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62">r = sqr (Wx^2 + Wy^2)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9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2">Magnitude of v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>|v| .. returns (r)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9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2">Vector Addition .. returns a vector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>w = u + v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54"><text:s/>= &lt; (Ux + Vx), <text:s/>(Uy + Vy) &gt;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55"><text:s/>= <text:span text:style-name="T15">&lt; [i = 0 .. n] u[i]</text:span> <text:span text:style-name="T15">+ v[i] &gt;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37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2">Vector Subtraction .. returns a vector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>w = u - v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54"><text:s/>= &lt; (Ux - Vx), <text:s/>(Uy - Vy) &gt;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55"><text:s/>= <text:span text:style-name="T15">&lt; [i = 0 .. n] u[i]</text:span> <text:span text:style-name="T15">- v[i] &gt;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30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2">Dot Product .. returns a scalar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>w = u · v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54"><text:s/>= (Ux Vx) + (Uy Vy)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55"><text:s/>= <text:span text:style-name="T15">Sum [i = 0 .. n] u[i]</text:span> <text:span text:style-name="T15">v[i]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1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1">Angle between Vectors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53">u · v = |u| |v| cos <text:span text:style-name="T1">θ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53">cos <text:span text:style-name="T1">θ</text:span> = (u · v) / |u| |v| 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32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1">Law of Cosines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61">w = |u|^2 + |v|^2 - 2 |u| |v| cos <text:span text:style-name="T1">θ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32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2">Cross Product <text:s/>.. returns a vector</text:p>
          </table:table-cell>
        </table:table-row>
        <text:soft-page-break/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>w = u × v<text:span text:style-name="T11"> (3D)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62"><text:s/>= i <text:s/>| (Uy Vz) - (Uz Vy)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62"><text:s/>- j <text:s text:c="2"/>| (Ux Vz) - <text:s/>(Uz Vx)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62"><text:s/>+ k | (Ux Vy) - (Uy Vx)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2">u × v<text:span text:style-name="T11"> = |u| |v| sin </text:span><text:span text:style-name="T1">θ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2">Unit Vector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>u = v / |v|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1">Orthogonal Vectors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1">u · v<text:span text:style-name="T10"> = 0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3">Project of u onto v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62">w = u<text:span text:style-name="T9"> · </text:span>v / | u |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62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43">Volume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2"><text:span text:style-name="T11">V = | w · (</text:span>u × v<text:span text:style-name="T11">) |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2"><text:span text:style-name="T11"><text:s/>= |</text:span>u × v<text:span text:style-name="T11">| |w| cos </text:span><text:span text:style-name="T1">θ</text:span><text:span text:style-name="T11"> </text:span></text:p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2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2"/>
          </table:table-cell>
        </table:table-row>
        <table:table-row table:style-name="Table12.1">
          <table:table-cell table:style-name="Table12.A1" office:value-type="string">
            <text:p text:style-name="P5"/>
          </table:table-cell>
          <table:table-cell table:style-name="Table12.B1" office:value-type="string">
            <text:p text:style-name="P22"/>
          </table:table-cell>
        </table:table-row>
      </table:table>
      <text:h text:style-name="P79" text:outline-level="2" text:is-list-header="true"><text:bookmark-start text:name="__RefHeading___Toc41563_2645816805"/>Metric Space<text:bookmark-end text:name="__RefHeading___Toc41563_2645816805"/></text:h>
      <text:p text:style-name="P6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0"><text:span text:style-name="T14">a</text:span> .. is a scal<text:span text:style-name="T14">a</text:span>r</text:p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30">u = <text:span text:style-name="T9">&lt; </text:span>r, θ<text:span text:style-name="T9"> &gt;</text:span></text:p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30">v = <text:span text:style-name="T9">&lt; </text:span>r, θ<text:span text:style-name="T9"> &gt;</text:span></text:p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45"/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45">u and v are vectors</text:p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4">&lt; u | v &gt; is an inner product that returns a scalar</text:p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4"/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4">&lt; v | v &gt; = 0, v = 0</text:p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4"/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4">&lt; u | v &gt; = &lt; v | u &gt;</text:p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4">&lt; u | v + w &gt; = &lt; u | v &gt; + &lt; u | w &gt;</text:p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4">&lt; u | a v &gt; = a &lt; u | v &gt;</text:p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4"/>
          </table:table-cell>
        </table:table-row>
        <table:table-row table:style-name="Table14.1">
          <table:table-cell table:style-name="Table14.A1" office:value-type="string">
            <text:p text:style-name="P7"/>
          </table:table-cell>
          <table:table-cell table:style-name="Table14.B1" office:value-type="string">
            <text:p text:style-name="P24"/>
          </table:table-cell>
        </table:table-row>
      </table:table>
      <text:h text:style-name="P83" text:outline-level="2"/>
      <text:h text:style-name="P76" text:outline-level="2"><text:bookmark-start text:name="__RefHeading___Toc41414_2645816805"/>Vector Addition<text:bookmark-end text:name="__RefHeading___Toc41414_264581680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9">1</text:p>
          </table:table-cell>
          <table:table-cell table:style-name="Table10.B1" office:value-type="string">
            <text:p text:style-name="P30">u = (r, θ)</text:p>
          </table:table-cell>
        </table:table-row>
        <table:table-row table:style-name="Table10.1">
          <table:table-cell table:style-name="Table10.A1" office:value-type="string">
            <text:p text:style-name="P59">2</text:p>
          </table:table-cell>
          <table:table-cell table:style-name="Table10.B1" office:value-type="string">
            <text:p text:style-name="P30">v = (r, θ)</text:p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40">Angle Addition</text:p>
          </table:table-cell>
        </table:table-row>
        <table:table-row table:style-name="Table10.1">
          <table:table-cell table:style-name="Table10.A1" office:value-type="string">
            <text:p text:style-name="P59">3</text:p>
          </table:table-cell>
          <table:table-cell table:style-name="Table10.B1" office:value-type="string">
            <text:p text:style-name="P60"><text:span text:style-name="T3">θ</text:span>5 = 180 - (<text:span text:style-name="T3">θ</text:span>2 - <text:span text:style-name="T3">θ</text:span>4)</text:p>
          </table:table-cell>
        </table:table-row>
        <table:table-row table:style-name="Table10.1">
          <table:table-cell table:style-name="Table10.A1" office:value-type="string">
            <text:p text:style-name="P59"/>
          </table:table-cell>
          <table:table-cell table:style-name="Table10.B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38">Sum of Vectors</text:p>
          </table:table-cell>
        </table:table-row>
        <table:table-row table:style-name="Table10.1">
          <table:table-cell table:style-name="Table10.A1" office:value-type="string">
            <text:p text:style-name="P59">4</text:p>
          </table:table-cell>
          <table:table-cell table:style-name="Table10.B1" office:value-type="string">
            <text:p text:style-name="P30">w = u + v</text:p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16"><text:s/>= &lt; [i = 0 .. n] u[i] + v[i] &gt;</text:p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30"/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39"><text:span text:style-name="T8">Dot P</text:span>roduct of <text:span text:style-name="T8">T</text:span>wo <text:span text:style-name="T8">V</text:span>ectors</text:p>
          </table:table-cell>
        </table:table-row>
        <table:table-row table:style-name="Table10.1">
          <table:table-cell table:style-name="Table10.A1" office:value-type="string">
            <text:p text:style-name="P17">5</text:p>
          </table:table-cell>
          <table:table-cell table:style-name="Table10.B1" office:value-type="string">
            <text:p text:style-name="P57">w = <text:span text:style-name="T8">u · v</text:span></text:p>
          </table:table-cell>
        </table:table-row>
        <table:table-row table:style-name="Table10.1">
          <table:table-cell table:style-name="Table10.A1" office:value-type="string">
            <text:p text:style-name="P18"/>
          </table:table-cell>
          <table:table-cell table:style-name="Table10.B1" office:value-type="string">
            <text:p text:style-name="P16"><text:s/>= Sum [i = 0 .. n] u[i] <text:span text:style-name="T4">·</text:span> v[i]</text:p>
          </table:table-cell>
        </table:table-row>
        <table:table-row table:style-name="Table10.1">
          <table:table-cell table:style-name="Table10.A1" office:value-type="string">
            <text:p text:style-name="P18"/>
          </table:table-cell>
          <table:table-cell table:style-name="Table10.B1" office:value-type="string">
            <text:p text:style-name="P53">u · v = |u| |v| cos <text:span text:style-name="T1">θ</text:span></text:p>
          </table:table-cell>
        </table:table-row>
        <table:table-row table:style-name="Table10.1">
          <table:table-cell table:style-name="Table10.A1" office:value-type="string">
            <text:p text:style-name="P18">6</text:p>
          </table:table-cell>
          <table:table-cell table:style-name="Table10.B1" office:value-type="string">
            <text:p text:style-name="P53">cos <text:span text:style-name="T1">θ</text:span> = (u · v) / |u| |v| </text:p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49"/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38">Law of Cosines</text:p>
          </table:table-cell>
        </table:table-row>
        <table:table-row table:style-name="Table10.1">
          <table:table-cell table:style-name="Table10.A1" office:value-type="string">
            <text:p text:style-name="P18">7</text:p>
          </table:table-cell>
          <table:table-cell table:style-name="Table10.B1" office:value-type="string">
            <text:p text:style-name="P53">|u v|^2 = |u|^2 |v|^2 - <text:span text:style-name="T1">2 </text:span>u<text:span text:style-name="T1"> </text:span>v<text:span text:style-name="T1"> cos θ</text:span></text:p>
          </table:table-cell>
        </table:table-row>
        <table:table-row table:style-name="Table10.1">
          <table:table-cell table:style-name="Table10.A1" office:value-type="string">
            <text:p text:style-name="P18">8</text:p>
          </table:table-cell>
          <table:table-cell table:style-name="Table10.B1" office:value-type="string">
            <text:p text:style-name="P49">w^2 = Ur^2 + Vr^2 - 2 Ur Vr cos θ5</text:p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47"/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38">Law of Sines</text:p>
          </table:table-cell>
        </table:table-row>
        <table:table-row table:style-name="Table10.1">
          <table:table-cell table:style-name="Table10.A1" office:value-type="string">
            <text:p text:style-name="P18">9</text:p>
          </table:table-cell>
          <table:table-cell table:style-name="Table10.B1" office:value-type="string">
            <text:p text:style-name="P31"><text:span text:style-name="T9">v</text:span><text:span text:style-name="T8"> </text:span>sin <text:span text:style-name="T2">θ1 = </text:span><text:span text:style-name="T5">u</text:span><text:span text:style-name="T4"> sin </text:span><text:span text:style-name="T2">θ</text:span><text:span text:style-name="T4">6 = w </text:span><text:span text:style-name="T2">sin θ5</text:span></text:p>
          </table:table-cell>
        </table:table-row>
        <table:table-row table:style-name="Table10.1">
          <table:table-cell table:style-name="Table10.A1" office:value-type="string">
            <text:p text:style-name="P18">10</text:p>
          </table:table-cell>
          <table:table-cell table:style-name="Table10.B1" office:value-type="string">
            <text:p text:style-name="P32"><text:span text:style-name="T2">θ1</text:span><text:span text:style-name="T5"> = arc sin (w/v sin </text:span><text:span text:style-name="T2">θ</text:span><text:span text:style-name="T5">5)</text:span></text:p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30"/>
          </table:table-cell>
        </table:table-row>
        <table:table-row table:style-name="Table10.1">
          <table:table-cell table:style-name="Table10.A1" office:value-type="string">
            <text:p text:style-name="P18">11</text:p>
          </table:table-cell>
          <table:table-cell table:style-name="Table10.B1" office:value-type="string">
            <text:p text:style-name="P50">θ<text:span text:style-name="T7">3 = </text:span>θ<text:span text:style-name="T7">2 - </text:span>θ<text:span text:style-name="T7">1</text:span></text:p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30"/>
          </table:table-cell>
        </table:table-row>
        <table:table-row table:style-name="Table10.1">
          <table:table-cell table:style-name="Table10.A1" office:value-type="string">
            <text:p text:style-name="P18">13</text:p>
          </table:table-cell>
          <table:table-cell table:style-name="Table10.B1" office:value-type="string">
            <text:p text:style-name="P52">w = &lt;<text:span text:style-name="T9">|w|</text:span>, <text:span text:style-name="T1">θ</text:span>3&gt;</text:p>
          </table:table-cell>
        </table:table-row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30"/>
          </table:table-cell>
        </table:table-row>
      </table:table>
      <text:h text:style-name="P77" text:outline-level="2"/>
      <text:h text:style-name="P80" text:outline-level="2"><text:bookmark-start text:name="__RefHeading___Toc41416_2645816805"/>Example<text:bookmark-end text:name="__RefHeading___Toc41416_264581680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5">1</text:p>
          </table:table-cell>
          <table:table-cell table:style-name="Table11.B1" office:value-type="string">
            <text:p text:style-name="P30">u = (10, 48°)</text:p>
          </table:table-cell>
        </table:table-row>
        <table:table-row table:style-name="Table11.1">
          <table:table-cell table:style-name="Table11.A1" office:value-type="string">
            <text:p text:style-name="P35">2</text:p>
          </table:table-cell>
          <table:table-cell table:style-name="Table11.B1" office:value-type="string">
            <text:p text:style-name="P30">v = (14, 20°)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29"/>
          </table:table-cell>
        </table:table-row>
        <table:table-row table:style-name="Table11.1">
          <table:table-cell table:style-name="Table11.A1" office:value-type="string">
            <text:p text:style-name="P35">3</text:p>
          </table:table-cell>
          <table:table-cell table:style-name="Table11.B1" office:value-type="string">
            <text:p text:style-name="P30">w = u + v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30"/>
          </table:table-cell>
        </table:table-row>
        <table:table-row table:style-name="Table11.1">
          <table:table-cell table:style-name="Table11.A1" office:value-type="string">
            <text:p text:style-name="P58">6</text:p>
          </table:table-cell>
          <table:table-cell table:style-name="Table11.B1" office:value-type="string">
            <text:p text:style-name="P48">θ7 = θ<text:span text:style-name="T7">2 - </text:span>θ<text:span text:style-name="T7">4</text:span></text:p>
          </table:table-cell>
        </table:table-row>
        <table:table-row table:style-name="Table11.1">
          <table:table-cell table:style-name="Table11.A1" office:value-type="string">
            <text:p text:style-name="P59">7</text:p>
          </table:table-cell>
          <table:table-cell table:style-name="Table11.B1" office:value-type="string">
            <text:p text:style-name="P48">θ7 = 48° - 20°</text:p>
          </table:table-cell>
        </table:table-row>
        <table:table-row table:style-name="Table11.1">
          <table:table-cell table:style-name="Table11.A1" office:value-type="string">
            <text:p text:style-name="P59">8</text:p>
          </table:table-cell>
          <table:table-cell table:style-name="Table11.B1" office:value-type="string">
            <text:p text:style-name="P48"><text:s/>= 28°</text:p>
          </table:table-cell>
        </table:table-row>
        <table:table-row table:style-name="Table11.1">
          <table:table-cell table:style-name="Table11.A1" office:value-type="string">
            <text:p text:style-name="P58"/>
          </table:table-cell>
          <table:table-cell table:style-name="Table11.B1" office:value-type="string">
            <text:p text:style-name="P48"/>
          </table:table-cell>
        </table:table-row>
        <table:table-row table:style-name="Table11.1">
          <table:table-cell table:style-name="Table11.A1" office:value-type="string">
            <text:p text:style-name="P58">10</text:p>
          </table:table-cell>
          <table:table-cell table:style-name="Table11.B1" office:value-type="string">
            <text:p text:style-name="P48">θ5 = 180° - θ7°</text:p>
          </table:table-cell>
        </table:table-row>
        <table:table-row table:style-name="Table11.1">
          <table:table-cell table:style-name="Table11.A1" office:value-type="string">
            <text:p text:style-name="P58">11</text:p>
          </table:table-cell>
          <table:table-cell table:style-name="Table11.B1" office:value-type="string">
            <text:p text:style-name="P48"><text:s/>= 180° - 28°</text:p>
          </table:table-cell>
        </table:table-row>
        <table:table-row table:style-name="Table11.1">
          <table:table-cell table:style-name="Table11.A1" office:value-type="string">
            <text:p text:style-name="P58">12</text:p>
          </table:table-cell>
          <table:table-cell table:style-name="Table11.B1" office:value-type="string">
            <text:p text:style-name="P48"><text:s/>= 15<text:span text:style-name="T7">2</text:span>°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47"/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38">Law of Cosines</text:p>
          </table:table-cell>
        </table:table-row>
        <table:table-row table:style-name="Table11.1">
          <table:table-cell table:style-name="Table11.A1" office:value-type="string">
            <text:p text:style-name="P35">1<text:span text:style-name="T7">4</text:span></text:p>
          </table:table-cell>
          <table:table-cell table:style-name="Table11.B1" office:value-type="string">
            <text:p text:style-name="P47">|w| = sqr ( Ur^2 + Vr^2 - 2 Ur Vr cos θ5 )</text:p>
          </table:table-cell>
        </table:table-row>
        <table:table-row table:style-name="Table11.1">
          <table:table-cell table:style-name="Table11.A1" office:value-type="string">
            <text:p text:style-name="P35">1<text:span text:style-name="T7">5</text:span></text:p>
          </table:table-cell>
          <table:table-cell table:style-name="Table11.B1" office:value-type="string">
            <text:p text:style-name="P48"><text:s/>= sqr ( (10)^2 + (14)^2 - 2 (10) (14) cos (152°) )</text:p>
          </table:table-cell>
        </table:table-row>
        <table:table-row table:style-name="Table11.1">
          <table:table-cell table:style-name="Table11.A1" office:value-type="string">
            <text:p text:style-name="P35">1<text:span text:style-name="T7">6</text:span></text:p>
          </table:table-cell>
          <table:table-cell table:style-name="Table11.B1" office:value-type="string">
            <text:p text:style-name="P47"><text:s/>= sqr ( 100 + 196 - 280 (0.3590) )</text:p>
          </table:table-cell>
        </table:table-row>
        <table:table-row table:style-name="Table11.1">
          <table:table-cell table:style-name="Table11.A1" office:value-type="string">
            <text:p text:style-name="P35">1<text:span text:style-name="T7">7</text:span></text:p>
          </table:table-cell>
          <table:table-cell table:style-name="Table11.B1" office:value-type="string">
            <text:p text:style-name="P47"><text:s/>= sqr ( 543.2253 )</text:p>
          </table:table-cell>
        </table:table-row>
        <table:table-row table:style-name="Table11.1">
          <table:table-cell table:style-name="Table11.A1" office:value-type="string">
            <text:p text:style-name="P35">1<text:span text:style-name="T7">8</text:span></text:p>
          </table:table-cell>
          <table:table-cell table:style-name="Table11.B1" office:value-type="string">
            <text:p text:style-name="P47"><text:s/>= 23.3072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47"/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36">Law of Sines<text:span text:style-name="T7"> .. the angle opposite the segment is proportional to the other angles opposite their segments</text:span></text:p>
          </table:table-cell>
        </table:table-row>
        <table:table-row table:style-name="Table11.1">
          <table:table-cell table:style-name="Table11.A1" office:value-type="string">
            <text:p text:style-name="P35">1<text:span text:style-name="T7">9</text:span></text:p>
          </table:table-cell>
          <table:table-cell table:style-name="Table11.B1" office:value-type="string">
            <text:p text:style-name="P48"><text:span text:style-name="T7">w </text:span>sin θ<text:span text:style-name="T7">1</text:span> = <text:span text:style-name="T7">v </text:span>sin θ<text:span text:style-name="T7">5</text:span></text:p>
          </table:table-cell>
        </table:table-row>
        <table:table-row table:style-name="Table11.1">
          <table:table-cell table:style-name="Table11.A1" office:value-type="string">
            <text:p text:style-name="P58">20</text:p>
          </table:table-cell>
          <table:table-cell table:style-name="Table11.B1" office:value-type="string">
            <text:p text:style-name="P48">sin θ<text:span text:style-name="T7">1</text:span> = <text:span text:style-name="T7">v/w </text:span>sin θ<text:span text:style-name="T7">5</text:span></text:p>
          </table:table-cell>
        </table:table-row>
        <table:table-row table:style-name="Table11.1">
          <table:table-cell table:style-name="Table11.A1" office:value-type="string">
            <text:p text:style-name="P58">21</text:p>
          </table:table-cell>
          <table:table-cell table:style-name="Table11.B1" office:value-type="string">
            <text:p text:style-name="P48">θ<text:span text:style-name="T7">1</text:span> = <text:span text:style-name="T7">arc sin (v/w </text:span>sin θ<text:span text:style-name="T7">5)</text:span></text:p>
          </table:table-cell>
        </table:table-row>
        <table:table-row table:style-name="Table11.1">
          <table:table-cell table:style-name="Table11.A1" office:value-type="string">
            <text:p text:style-name="P58">22</text:p>
          </table:table-cell>
          <table:table-cell table:style-name="Table11.B1" office:value-type="string">
            <text:p text:style-name="P48">θ<text:span text:style-name="T7">1</text:span> = <text:span text:style-name="T7">16.380</text:span>°</text:p>
          </table:table-cell>
        </table:table-row>
        <table:table-row table:style-name="Table11.1">
          <table:table-cell table:style-name="Table11.A1" office:value-type="string">
            <text:p text:style-name="P4"/>
          </table:table-cell>
          <table:table-cell table:style-name="Table11.B1" office:value-type="string">
            <text:p text:style-name="P47"/>
          </table:table-cell>
        </table:table-row>
        <table:table-row table:style-name="Table11.1">
          <table:table-cell table:style-name="Table11.A1" office:value-type="string">
            <text:p text:style-name="P58">23</text:p>
          </table:table-cell>
          <table:table-cell table:style-name="Table11.B1" office:value-type="string">
            <text:p text:style-name="P48">θ<text:span text:style-name="T7">3 = </text:span>θ<text:span text:style-name="T7">2 - </text:span>θ<text:span text:style-name="T7">1</text:span></text:p>
          </table:table-cell>
        </table:table-row>
        <table:table-row table:style-name="Table11.1">
          <table:table-cell table:style-name="Table11.A1" office:value-type="string">
            <text:p text:style-name="P58">24</text:p>
          </table:table-cell>
          <table:table-cell table:style-name="Table11.B1" office:value-type="string">
            <text:p text:style-name="P51"><text:s/>= <text:span text:style-name="T1">48°</text:span> - 16.380<text:span text:style-name="T1">°</text:span></text:p>
          </table:table-cell>
        </table:table-row>
        <table:table-row table:style-name="Table11.1">
          <table:table-cell table:style-name="Table11.A1" office:value-type="string">
            <text:p text:style-name="P58">25</text:p>
          </table:table-cell>
          <table:table-cell table:style-name="Table11.B1" office:value-type="string">
            <text:p text:style-name="P51"><text:s/>= 31.620<text:span text:style-name="T1">°</text:span></text:p>
          </table:table-cell>
        </table:table-row>
        <table:table-row table:style-name="Table11.1">
          <table:table-cell table:style-name="Table11.A1" office:value-type="string">
            <text:p text:style-name="P35"/>
          </table:table-cell>
          <table:table-cell table:style-name="Table11.B1" office:value-type="string">
            <text:p text:style-name="P47"/>
          </table:table-cell>
        </table:table-row>
        <table:table-row table:style-name="Table11.1">
          <table:table-cell table:style-name="Table11.A1" office:value-type="string">
            <text:p text:style-name="P58">26</text:p>
          </table:table-cell>
          <table:table-cell table:style-name="Table11.B1" office:value-type="string">
            <text:p text:style-name="P51">w = &lt;<text:span text:style-name="T1">23.3072</text:span>, 16.380<text:span text:style-name="T1">°</text:span>&gt;</text:p>
          </table:table-cell>
        </table:table-row>
        <table:table-row table:style-name="Table11.1">
          <table:table-cell table:style-name="Table11.A1" office:value-type="string">
            <text:p text:style-name="P58"/>
          </table:table-cell>
          <table:table-cell table:style-name="Table11.B1" office:value-type="string">
            <text:p text:style-name="P51"/>
          </table:table-cell>
        </table:table-row>
      </table:table>
      <text:p text:style-name="P12"/>
      <text:p text:style-name="P23"/>
      <text:h text:style-name="P80" text:outline-level="2"><text:bookmark-start text:name="__RefHeading___Toc41565_2645816805"/>Rotating Coordinate System<text:bookmark-end text:name="__RefHeading___Toc41565_2645816805"/></text:h>
      <text:p text:style-name="P2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33">u = <text:span text:style-name="T9">&lt; </text:span><text:span text:style-name="T14">x, y</text:span><text:span text:style-name="T9"> &gt;</text:span>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33">v = <text:span text:style-name="T9">&lt; </text:span><text:span text:style-name="T14">x, y</text:span><text:span text:style-name="T9"> &gt;</text:span>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33"/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56">Ax = Bx cos <text:span text:style-name="T1">θ</text:span> + By sin <text:span text:style-name="T1">θ</text:span>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56">Ay = -Bx sin <text:span text:style-name="T1">θ</text:span> + By cos <text:span text:style-name="T1">θ</text:span>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24"/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64">Ax = B · i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64"><text:s/>= ( Bx i + <text:s/>By j) · i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64"><text:s/>= Bx ( i · i ) + <text:s/>By ( j · i ) 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64"><text:s/>= Bx (1) + <text:s/>By (0) 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64"><text:s/>= Bx (1)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64"><text:s/>= Bx</text:p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  <table:table-cell table:style-name="Table15.B1" office:value-type="string">
            <text:p text:style-name="P64"/>
          </table:table-cell>
        </table:table-row>
      </table:table>
      <text:p text:style-name="Text_20_body"/>
      <text:h text:style-name="P68" text:outline-level="1"><text:bookmark-start text:name="__RefHeading___Toc40933_2645816805"/>Derivatives<text:bookmark-end text:name="__RefHeading___Toc40933_2645816805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1</text:p>
          </table:table-cell>
          <table:table-cell table:style-name="Table2.B1" office:value-type="string">
            <text:p text:style-name="P14">r (t) = &lt; <text:span text:style-name="T16">x</text:span> (t), <text:span text:style-name="T16">y</text:span> (t) &gt;</text:p>
          </table:table-cell>
        </table:table-row>
        <table:table-row table:style-name="Table2.1">
          <table:table-cell table:style-name="Table2.A1" office:value-type="string">
            <text:p text:style-name="P3">2</text:p>
          </table:table-cell>
          <table:table-cell table:style-name="Table2.B1" office:value-type="string">
            <text:p text:style-name="P14">r' (t) = &lt; <text:span text:style-name="T16">x</text:span>' (t), <text:span text:style-name="T16">y</text:span>' (t) &gt;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4">Tangent of r' (t)</text:p>
          </table:table-cell>
        </table:table-row>
        <table:table-row table:style-name="Table2.1">
          <table:table-cell table:style-name="Table2.A1" office:value-type="string">
            <text:p text:style-name="P3">3</text:p>
          </table:table-cell>
          <table:table-cell table:style-name="Table2.B1" office:value-type="string">
            <text:p text:style-name="P14">T (t) = r' (t) / | r' (t) |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6">Normal Vector</text:p>
          </table:table-cell>
        </table:table-row>
        <table:table-row table:style-name="Table2.1">
          <table:table-cell table:style-name="Table2.A1" office:value-type="string">
            <text:p text:style-name="P3">4</text:p>
          </table:table-cell>
          <table:table-cell table:style-name="Table2.B1" office:value-type="string">
            <text:p text:style-name="P16">N (t) = T' (t) / | T' (t) |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90"><text:s/>= <text:span text:style-name="T12">r'</text:span>'<text:span text:style-name="T12"> (t) / | r'</text:span>'<text:span text:style-name="T12"> (t) |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6">Binormal Vector</text:p>
          </table:table-cell>
        </table:table-row>
        <table:table-row table:style-name="Table2.1">
          <table:table-cell table:style-name="Table2.A1" office:value-type="string">
            <text:p text:style-name="P3">5</text:p>
          </table:table-cell>
          <table:table-cell table:style-name="Table2.B1" office:value-type="string">
            <text:p text:style-name="P16">B (t) = T (t) &gt; N (t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6">Integration</text:p>
          </table:table-cell>
        </table:table-row>
        <table:table-row table:style-name="Table2.1">
          <table:table-cell table:style-name="Table2.A1" office:value-type="string">
            <text:p text:style-name="P3">6</text:p>
          </table:table-cell>
          <table:table-cell table:style-name="Table2.B1" office:value-type="string">
            <text:p text:style-name="P16">Integrate<text:span text:style-name="T16"> [t = a .. b]</text:span> r' (t) dt </text:p>
          </table:table-cell>
        </table:table-row>
        <table:table-row table:style-name="Table2.1">
          <table:table-cell table:style-name="Table2.A1" office:value-type="string">
            <text:p text:style-name="P3">7</text:p>
          </table:table-cell>
          <table:table-cell table:style-name="Table2.B1" office:value-type="string">
            <text:p text:style-name="P16"><text:s/>= r (t) | t = a .. b</text:p>
          </table:table-cell>
        </table:table-row>
        <table:table-row table:style-name="Table2.1">
          <table:table-cell table:style-name="Table2.A1" office:value-type="string">
            <text:p text:style-name="P3">8</text:p>
          </table:table-cell>
          <table:table-cell table:style-name="Table2.B1" office:value-type="string">
            <text:p text:style-name="P16"><text:s/>= r (b) - r (a)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6">Trajectory Vector<text:span text:style-name="T16"> of Acceleration (a)</text:span></text:p>
          </table:table-cell>
        </table:table-row>
        <table:table-row table:style-name="Table2.1">
          <table:table-cell table:style-name="Table2.A1" office:value-type="string">
            <text:p text:style-name="P3">9</text:p>
          </table:table-cell>
          <table:table-cell table:style-name="Table2.B1" office:value-type="string">
            <text:p text:style-name="P16">a = - g j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85">Velocity (v) based on Acceleration (a) </text:p>
          </table:table-cell>
        </table:table-row>
        <table:table-row table:style-name="Table2.1">
          <table:table-cell table:style-name="Table2.A1" office:value-type="string">
            <text:p text:style-name="P3">10</text:p>
          </table:table-cell>
          <table:table-cell table:style-name="Table2.B1" office:value-type="string">
            <text:p text:style-name="P16">v (t) = a t + C</text:p>
          </table:table-cell>
        </table:table-row>
        <table:table-row table:style-name="Table2.1">
          <table:table-cell table:style-name="Table2.A1" office:value-type="string">
            <text:p text:style-name="P3">11</text:p>
          </table:table-cell>
          <table:table-cell table:style-name="Table2.B1" office:value-type="string">
            <text:p text:style-name="P16">= -g t j + C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">12</text:p>
          </table:table-cell>
          <table:table-cell table:style-name="Table2.B1" office:value-type="string">
            <text:p text:style-name="P16">r' (t) = v (t)</text:p>
          </table:table-cell>
        </table:table-row>
        <table:table-row table:style-name="Table2.1">
          <table:table-cell table:style-name="Table2.A1" office:value-type="string">
            <text:p text:style-name="P3">13</text:p>
          </table:table-cell>
          <table:table-cell table:style-name="Table2.B1" office:value-type="string">
            <text:p text:style-name="P16"><text:s/>= -g t j + C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">14</text:p>
          </table:table-cell>
          <table:table-cell table:style-name="Table2.B1" office:value-type="string">
            <text:p text:style-name="P16">r (t) = -1/2 g t^2 + C t + D</text:p>
          </table:table-cell>
        </table:table-row>
        <table:table-row table:style-name="Table2.1">
          <table:table-cell table:style-name="Table2.A1" office:value-type="string">
            <text:p text:style-name="P3">15</text:p>
          </table:table-cell>
          <table:table-cell table:style-name="Table2.B1" office:value-type="string">
            <text:p text:style-name="P16"><text:s/>= -1/2 g t^2 j + <text:span text:style-name="T17">Vo</text:span> t + D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">16</text:p>
          </table:table-cell>
          <table:table-cell table:style-name="Table2.B1" office:value-type="string">
            <text:p text:style-name="P16">x (t) = (Vo cos θ) t</text:p>
          </table:table-cell>
        </table:table-row>
        <table:table-row table:style-name="Table2.1">
          <table:table-cell table:style-name="Table2.A1" office:value-type="string">
            <text:p text:style-name="P3">17</text:p>
          </table:table-cell>
          <table:table-cell table:style-name="Table2.B1" office:value-type="string">
            <text:p text:style-name="P16">y (t) = (Vo sin θ) t - 1/2 g t^2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">18</text:p>
          </table:table-cell>
          <table:table-cell table:style-name="Table2.B1" office:value-type="string">
            <text:p text:style-name="P16">r (t) = &lt; x (t), y (t) &gt;</text:p>
          </table:table-cell>
        </table:table-row>
      </table:table>
      <text:h text:style-name="P71" text:outline-level="1"><text:bookmark-start text:name="__RefHeading___Toc41567_2645816805"/><text:soft-page-break/>Coordinate Systems<text:bookmark-end text:name="__RefHeading___Toc41567_2645816805"/></text:h>
      <text:h text:style-name="Heading_20_2" text:outline-level="2"><text:bookmark-start text:name="__RefHeading___Toc40935_2645816805"/>Cartesian<text:bookmark-end text:name="__RefHeading___Toc40935_2645816805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1</text:p>
          </table:table-cell>
          <table:table-cell table:style-name="Table3.B1" office:value-type="string">
            <text:p text:style-name="P34"><text:span text:style-name="T15">F (t) </text:span><text:s/>= <text:span text:style-name="T9">&lt; </text:span><text:span text:style-name="T15">x (t)</text:span>, <text:span text:style-name="T15">y (t), z (t)</text:span><text:span text:style-name="T9"> &gt;</text:span><text:span text:style-name="T15"> .. vector function</text:span></text:p>
          </table:table-cell>
        </table:table-row>
        <table:table-row table:style-name="Table3.1">
          <table:table-cell table:style-name="Table3.A1" office:value-type="string">
            <text:p text:style-name="P8">2</text:p>
          </table:table-cell>
          <table:table-cell table:style-name="Table3.B1" office:value-type="string">
            <text:p text:style-name="P16">f (t) = x^2 + y^2 .. a scalar function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3">3</text:p>
          </table:table-cell>
          <table:table-cell table:style-name="Table3.B1" office:value-type="string">
            <text:p text:style-name="P16">∇ <text:s/>= &lt; d/dx, d/dy, d/dz &gt;</text:p>
          </table:table-cell>
        </table:table-row>
        <table:table-row table:style-name="Table3.1">
          <table:table-cell table:style-name="Table3.A1" office:value-type="string">
            <text:p text:style-name="P3">4</text:p>
          </table:table-cell>
          <table:table-cell table:style-name="Table3.B1" office:value-type="string">
            <text:p text:style-name="P16">∇^2 = &lt; [d/dx]^2, [d/dy]^2, [d/dz]^2 &gt;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46">Div (F) .. returns a scalar</text:p>
          </table:table-cell>
        </table:table-row>
        <table:table-row table:style-name="Table3.1">
          <table:table-cell table:style-name="Table3.A1" office:value-type="string">
            <text:p text:style-name="P17">5</text:p>
          </table:table-cell>
          <table:table-cell table:style-name="Table3.B1" office:value-type="string">
            <text:p text:style-name="P16">∇ · F (t)</text:p>
          </table:table-cell>
        </table:table-row>
        <table:table-row table:style-name="Table3.1">
          <table:table-cell table:style-name="Table3.A1" office:value-type="string">
            <text:p text:style-name="P3">6</text:p>
          </table:table-cell>
          <table:table-cell table:style-name="Table3.B1" office:value-type="string">
            <text:p text:style-name="P16"><text:s/>= &lt; d/dx, d/dy, d/dz &gt; · <text:span text:style-name="T9">&lt; </text:span>x (t)<text:span text:style-name="T1">, </text:span>y (t), z (t)<text:span text:style-name="T9"> &gt;</text:span></text:p>
          </table:table-cell>
        </table:table-row>
        <table:table-row table:style-name="Table3.1">
          <table:table-cell table:style-name="Table3.A1" office:value-type="string">
            <text:p text:style-name="P3">7</text:p>
          </table:table-cell>
          <table:table-cell table:style-name="Table3.B1" office:value-type="string">
            <text:p text:style-name="P16"><text:s/>= [d/dx] x (t) + [d/dy] y (t) + [d/dz]<text:span text:style-name="T1"> </text:span>z (t)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41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46">Grad (F) .. returns a vector</text:p>
          </table:table-cell>
        </table:table-row>
        <table:table-row table:style-name="Table3.1">
          <table:table-cell table:style-name="Table3.A1" office:value-type="string">
            <text:p text:style-name="P17">8</text:p>
          </table:table-cell>
          <table:table-cell table:style-name="Table3.B1" office:value-type="string">
            <text:p text:style-name="P16">∇ f (x, y, z)</text:p>
          </table:table-cell>
        </table:table-row>
        <table:table-row table:style-name="Table3.1">
          <table:table-cell table:style-name="Table3.A1" office:value-type="string">
            <text:p text:style-name="P3">9</text:p>
          </table:table-cell>
          <table:table-cell table:style-name="Table3.B1" office:value-type="string">
            <text:p text:style-name="P16"><text:s/>= &lt; d/dx, d/dy, d/dz &gt; · f</text:p>
          </table:table-cell>
        </table:table-row>
        <table:table-row table:style-name="Table3.1">
          <table:table-cell table:style-name="Table3.A1" office:value-type="string">
            <text:p text:style-name="P17">10</text:p>
          </table:table-cell>
          <table:table-cell table:style-name="Table3.B1" office:value-type="string">
            <text:p text:style-name="P16"><text:s/>= &lt; [d/dx] f , [d/dy] f , [d/dz]<text:span text:style-name="T1"> </text:span>f &gt;</text:p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29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46">Curl (F) .. returns a vector</text:p>
          </table:table-cell>
        </table:table-row>
        <table:table-row table:style-name="Table3.1">
          <table:table-cell table:style-name="Table3.A1" office:value-type="string">
            <text:p text:style-name="P17">11</text:p>
          </table:table-cell>
          <table:table-cell table:style-name="Table3.B1" office:value-type="string">
            <text:p text:style-name="P16">∇ × F (t)</text:p>
          </table:table-cell>
        </table:table-row>
        <table:table-row table:style-name="Table3.1">
          <table:table-cell table:style-name="Table3.A1" office:value-type="string">
            <text:p text:style-name="P17">12</text:p>
          </table:table-cell>
          <table:table-cell table:style-name="Table3.B1" office:value-type="string">
            <text:p text:style-name="P16"><text:s/>= &lt; d/dx, d/dy, d/dz &gt; × <text:span text:style-name="T9">&lt; </text:span>x (t)<text:span text:style-name="T1">, </text:span>y (t), z (t)<text:span text:style-name="T9"> &gt;</text:span></text:p>
          </table:table-cell>
        </table:table-row>
        <table:table-row table:style-name="Table3.1">
          <table:table-cell table:style-name="Table3.A1" office:value-type="string">
            <text:p text:style-name="P17">13</text:p>
          </table:table-cell>
          <table:table-cell table:style-name="Table3.B1" office:value-type="string">
            <text:p text:style-name="P16"><text:s/>= i <text:s/>| [d/dy] z (t) <text:s/>- [d/dz]<text:span text:style-name="T1"> </text:span>y (t) </text:p>
          </table:table-cell>
        </table:table-row>
        <table:table-row table:style-name="Table3.1">
          <table:table-cell table:style-name="Table3.A1" office:value-type="string">
            <text:p text:style-name="P17">14</text:p>
          </table:table-cell>
          <table:table-cell table:style-name="Table3.B1" office:value-type="string">
            <text:p text:style-name="P16"><text:s/>- j <text:s text:c="2"/>| [d/dz] x (t) - [d/dx]<text:span text:style-name="T1"> </text:span>z (t) </text:p>
          </table:table-cell>
        </table:table-row>
        <table:table-row table:style-name="Table3.1">
          <table:table-cell table:style-name="Table3.A1" office:value-type="string">
            <text:p text:style-name="P17">15</text:p>
          </table:table-cell>
          <table:table-cell table:style-name="Table3.B1" office:value-type="string">
            <text:p text:style-name="P16"><text:s/>+ k | [d/dx] y (t) - [d/dy] x (t) </text:p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25"/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46">Laplacian .. returns a scalar</text:p>
          </table:table-cell>
        </table:table-row>
        <table:table-row table:style-name="Table3.1">
          <table:table-cell table:style-name="Table3.A1" office:value-type="string">
            <text:p text:style-name="P17">16</text:p>
          </table:table-cell>
          <table:table-cell table:style-name="Table3.B1" office:value-type="string">
            <text:p text:style-name="P28">∇<text:span text:style-name="T15">^2 f (x, y, z)</text:span></text:p>
          </table:table-cell>
        </table:table-row>
        <table:table-row table:style-name="Table3.1">
          <table:table-cell table:style-name="Table3.A1" office:value-type="string">
            <text:p text:style-name="P17">17</text:p>
          </table:table-cell>
          <table:table-cell table:style-name="Table3.B1" office:value-type="string">
            <text:p text:style-name="P16"><text:s/>= &lt; [d/dx]^2, [d/dy]^2, [d/dz]^2 &gt; · f</text:p>
          </table:table-cell>
        </table:table-row>
        <table:table-row table:style-name="Table3.1">
          <table:table-cell table:style-name="Table3.A1" office:value-type="string">
            <text:p text:style-name="P17">18</text:p>
          </table:table-cell>
          <table:table-cell table:style-name="Table3.B1" office:value-type="string">
            <text:p text:style-name="P16"><text:s/>= [d/dx]^2 f + [d/dy]^2 f + [d/dz]^2<text:span text:style-name="T1"> </text:span>f</text:p>
          </table:table-cell>
        </table:table-row>
        <table:table-row table:style-name="Table3.1">
          <table:table-cell table:style-name="Table3.A1" office:value-type="string">
            <text:p text:style-name="P17"/>
          </table:table-cell>
          <table:table-cell table:style-name="Table3.B1" office:value-type="string">
            <text:p text:style-name="P28"/>
          </table:table-cell>
        </table:table-row>
      </table:table>
      <text:h text:style-name="P81" text:outline-level="2"/>
      <text:h text:style-name="P82" text:outline-level="2"><text:bookmark-start text:name="__RefHeading___Toc40935_2645816805 Copy 1"/>Cylindrical<text:bookmark-end text:name="__RefHeading___Toc40935_2645816805 Copy 1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3">1</text:p>
          </table:table-cell>
          <table:table-cell table:style-name="Table16.B1" office:value-type="string">
            <text:p text:style-name="P34"><text:span text:style-name="T15">F (t)</text:span> = <text:span text:style-name="T9">&lt; </text:span>r<text:span text:style-name="T15"> (t) </text:span>, θ<text:span text:style-name="T15"> (t), z (t)</text:span><text:span text:style-name="T9"> &gt;</text:span></text:p>
          </table:table-cell>
        </table:table-row>
        <table:table-row table:style-name="Table16.1">
          <table:table-cell table:style-name="Table16.A1" office:value-type="string">
            <text:p text:style-name="P8">2</text:p>
          </table:table-cell>
          <table:table-cell table:style-name="Table16.B1" office:value-type="string">
            <text:p text:style-name="P16">f (<text:span text:style-name="T1">r</text:span> <text:span text:style-name="T1">, θ</text:span>, z) = r cos <text:span text:style-name="T1">θ</text:span> + r sin <text:s/><text:span text:style-name="T1">θ</text:span> + r z</text:p>
          </table:table-cell>
        </table:table-row>
        <table:table-row table:style-name="Table16.1">
          <table:table-cell table:style-name="Table16.A1" office:value-type="string">
            <text:p text:style-name="P3"/>
          </table:table-cell>
          <table:table-cell table:style-name="Table16.B1" office:value-type="string">
            <text:p text:style-name="P16"/>
          </table:table-cell>
        </table:table-row>
        <table:table-row table:style-name="Table16.1">
          <table:table-cell table:style-name="Table16.A1" office:value-type="string">
            <text:p text:style-name="P3">3</text:p>
          </table:table-cell>
          <table:table-cell table:style-name="Table16.B1" office:value-type="string">
            <text:p text:style-name="P16">∇ = &lt; 1/r [d/dr] r, 1/r [d/d<text:span text:style-name="T2">t]</text:span>, <text:s/>[d/dz] &gt;</text:p>
          </table:table-cell>
        </table:table-row>
        <table:table-row table:style-name="Table16.1">
          <table:table-cell table:style-name="Table16.A1" office:value-type="string">
            <text:p text:style-name="P3">4</text:p>
          </table:table-cell>
          <table:table-cell table:style-name="Table16.B1" office:value-type="string">
            <text:p text:style-name="P28">∇<text:span text:style-name="T15">^2 = &lt; 1/r [d/dr]^2, (1/r)^2 [d/d</text:span><text:span text:style-name="T3">θ</text:span><text:span text:style-name="T15">]^2, [d/dz]^2 &gt;</text:span></text:p>
          </table:table-cell>
        </table:table-row>
        <table:table-row table:style-name="Table16.1">
          <table:table-cell table:style-name="Table16.A1" office:value-type="string">
            <text:p text:style-name="P3"/>
          </table:table-cell>
          <table:table-cell table:style-name="Table16.B1" office:value-type="string">
            <text:p text:style-name="P30"/>
          </table:table-cell>
        </table:table-row>
        <table:table-row table:style-name="Table16.1">
          <table:table-cell table:style-name="Table16.A1" office:value-type="string">
            <text:p text:style-name="P3"/>
          </table:table-cell>
          <table:table-cell table:style-name="Table16.B1" office:value-type="string">
            <text:p text:style-name="P46">Div (F) .. returns a scalar</text:p>
          </table:table-cell>
        </table:table-row>
        <table:table-row table:style-name="Table16.1">
          <table:table-cell table:style-name="Table16.A1" office:value-type="string">
            <text:p text:style-name="P17">5</text:p>
          </table:table-cell>
          <table:table-cell table:style-name="Table16.B1" office:value-type="string">
            <text:p text:style-name="P16">∇ · F (t)</text:p>
          </table:table-cell>
        </table:table-row>
        <table:table-row table:style-name="Table16.1">
          <table:table-cell table:style-name="Table16.A1" office:value-type="string">
            <text:p text:style-name="P3">6</text:p>
          </table:table-cell>
          <table:table-cell table:style-name="Table16.B1" office:value-type="string">
            <text:p text:style-name="P16"><text:s/>= &lt; 1/r [d/dr] r, 1/r [d/d<text:span text:style-name="T2">t]</text:span>, <text:s/>[d/dz] &gt; · <text:span text:style-name="T9">&lt; </text:span>r (t)<text:span text:style-name="T1">, </text:span><text:span text:style-name="T3">θ</text:span> (t), z (t)<text:span text:style-name="T9"> &gt;</text:span></text:p>
          </table:table-cell>
        </table:table-row>
        <table:table-row table:style-name="Table16.1">
          <table:table-cell table:style-name="Table16.A1" office:value-type="string">
            <text:p text:style-name="P3">7</text:p>
          </table:table-cell>
          <table:table-cell table:style-name="Table16.B1" office:value-type="string">
            <text:p text:style-name="P16"><text:s/>= 1/r [d/dr] r r (t) + 1/r [d/d<text:span text:style-name="T3">θ </text:span>] <text:span text:style-name="T3">θ</text:span> (t) + [d/dz]<text:span text:style-name="T1"> </text:span>z (t)</text:p>
          </table:table-cell>
        </table:table-row>
        <table:table-row table:style-name="Table16.1">
          <table:table-cell table:style-name="Table16.A1" office:value-type="string">
            <text:p text:style-name="P3"/>
          </table:table-cell>
          <table:table-cell table:style-name="Table16.B1" office:value-type="string">
            <text:p text:style-name="P41"/>
          </table:table-cell>
        </table:table-row>
        <table:table-row table:style-name="Table16.1">
          <table:table-cell table:style-name="Table16.A1" office:value-type="string">
            <text:p text:style-name="P3"/>
          </table:table-cell>
          <table:table-cell table:style-name="Table16.B1" office:value-type="string">
            <text:p text:style-name="P46">Grad (F) .. returns a vector</text:p>
          </table:table-cell>
        </table:table-row>
        <table:table-row table:style-name="Table16.1">
          <table:table-cell table:style-name="Table16.A1" office:value-type="string">
            <text:p text:style-name="P17">8</text:p>
          </table:table-cell>
          <table:table-cell table:style-name="Table16.B1" office:value-type="string">
            <text:p text:style-name="P16">∇ f (r, <text:span text:style-name="T3">θ</text:span>, z)</text:p>
          </table:table-cell>
        </table:table-row>
        <table:table-row table:style-name="Table16.1">
          <table:table-cell table:style-name="Table16.A1" office:value-type="string">
            <text:p text:style-name="P3">9</text:p>
          </table:table-cell>
          <table:table-cell table:style-name="Table16.B1" office:value-type="string">
            <text:p text:style-name="P16"><text:s/>= &lt; [d/dr], 1/r [d/d<text:span text:style-name="T3">θ</text:span><text:span text:style-name="T2">]</text:span>, [d/dz] &gt; · f</text:p>
          </table:table-cell>
        </table:table-row>
        <table:table-row table:style-name="Table16.1">
          <table:table-cell table:style-name="Table16.A1" office:value-type="string">
            <text:p text:style-name="P17">10</text:p>
          </table:table-cell>
          <table:table-cell table:style-name="Table16.B1" office:value-type="string">
            <text:p text:style-name="P16"><text:s/>= &lt; [d/dr] f , 1/r [d/d<text:span text:style-name="T3">θ</text:span>] f , [d/dz]<text:span text:style-name="T1"> </text:span>f &gt;</text:p>
          </table:table-cell>
        </table:table-row>
        <table:table-row table:style-name="Table16.1">
          <table:table-cell table:style-name="Table16.A1" office:value-type="string">
            <text:p text:style-name="P17"/>
          </table:table-cell>
          <table:table-cell table:style-name="Table16.B1" office:value-type="string">
            <text:p text:style-name="P29"/>
          </table:table-cell>
        </table:table-row>
        <table:table-row table:style-name="Table16.1">
          <table:table-cell table:style-name="Table16.A1" office:value-type="string">
            <text:p text:style-name="P3"/>
          </table:table-cell>
          <table:table-cell table:style-name="Table16.B1" office:value-type="string">
            <text:p text:style-name="P46">Curl (F) .. returns a vector</text:p>
          </table:table-cell>
        </table:table-row>
        <table:table-row table:style-name="Table16.1">
          <table:table-cell table:style-name="Table16.A1" office:value-type="string">
            <text:p text:style-name="P17">11</text:p>
          </table:table-cell>
          <table:table-cell table:style-name="Table16.B1" office:value-type="string">
            <text:p text:style-name="P16">∇ × F (t)</text:p>
          </table:table-cell>
        </table:table-row>
        <table:table-row table:style-name="Table16.1">
          <table:table-cell table:style-name="Table16.A1" office:value-type="string">
            <text:p text:style-name="P17">12</text:p>
          </table:table-cell>
          <table:table-cell table:style-name="Table16.B1" office:value-type="string">
            <text:p text:style-name="P16"><text:s/>= &lt; [d/dx], 1/r [d/dy], d/dz &gt; × <text:span text:style-name="T9">&lt; </text:span>r (t)<text:span text:style-name="T1">, </text:span><text:span text:style-name="T3">θ</text:span> (t), z (t)<text:span text:style-name="T9"> &gt;</text:span></text:p>
          </table:table-cell>
        </table:table-row>
        <table:table-row table:style-name="Table16.1">
          <table:table-cell table:style-name="Table16.A1" office:value-type="string">
            <text:p text:style-name="P17">13</text:p>
          </table:table-cell>
          <table:table-cell table:style-name="Table16.B1" office:value-type="string">
            <text:p text:style-name="P16"><text:s/>= i <text:s/>| 1/r [d/d<text:span text:style-name="T3">θ</text:span>] z (t) <text:s/>- [d/dz]<text:span text:style-name="T1"> </text:span><text:span text:style-name="T3">θ</text:span> (t) </text:p>
          </table:table-cell>
        </table:table-row>
        <table:table-row table:style-name="Table16.1">
          <table:table-cell table:style-name="Table16.A1" office:value-type="string">
            <text:p text:style-name="P17">14</text:p>
          </table:table-cell>
          <table:table-cell table:style-name="Table16.B1" office:value-type="string">
            <text:p text:style-name="P16"><text:s/>- j <text:s text:c="2"/>| [d/dz] r (t) - [d/dr]<text:span text:style-name="T1"> </text:span>z (t) </text:p>
          </table:table-cell>
        </table:table-row>
        <table:table-row table:style-name="Table16.1">
          <table:table-cell table:style-name="Table16.A1" office:value-type="string">
            <text:p text:style-name="P17">15</text:p>
          </table:table-cell>
          <table:table-cell table:style-name="Table16.B1" office:value-type="string">
            <text:p text:style-name="P16"><text:s/>+ k | 1/r [d/dr] r <text:span text:style-name="T3">θ</text:span> (t) - 1/r [d/dy] r (t) </text:p>
          </table:table-cell>
        </table:table-row>
        <table:table-row table:style-name="Table16.1">
          <table:table-cell table:style-name="Table16.A1" office:value-type="string">
            <text:p text:style-name="P17"/>
          </table:table-cell>
          <table:table-cell table:style-name="Table16.B1" office:value-type="string">
            <text:p text:style-name="P25"/>
          </table:table-cell>
        </table:table-row>
        <table:table-row table:style-name="Table16.1">
          <table:table-cell table:style-name="Table16.A1" office:value-type="string">
            <text:p text:style-name="P17"/>
          </table:table-cell>
          <table:table-cell table:style-name="Table16.B1" office:value-type="string">
            <text:p text:style-name="P46">Laplacian .. returns a scalar</text:p>
          </table:table-cell>
        </table:table-row>
        <table:table-row table:style-name="Table16.1">
          <table:table-cell table:style-name="Table16.A1" office:value-type="string">
            <text:p text:style-name="P17">16</text:p>
          </table:table-cell>
          <table:table-cell table:style-name="Table16.B1" office:value-type="string">
            <text:p text:style-name="P28">∇<text:span text:style-name="T15">^2 F (t)</text:span></text:p>
          </table:table-cell>
        </table:table-row>
        <table:table-row table:style-name="Table16.1">
          <table:table-cell table:style-name="Table16.A1" office:value-type="string">
            <text:p text:style-name="P17">17</text:p>
          </table:table-cell>
          <table:table-cell table:style-name="Table16.B1" office:value-type="string">
            <text:p text:style-name="P16"><text:s/>= &lt; 1/r [d/dr]^2, (1/r)^2 [d/d<text:span text:style-name="T3">θ</text:span>]^2, [d/dz]^2 &gt; · f</text:p>
          </table:table-cell>
        </table:table-row>
        <table:table-row table:style-name="Table16.1">
          <table:table-cell table:style-name="Table16.A1" office:value-type="string">
            <text:p text:style-name="P17">18</text:p>
          </table:table-cell>
          <table:table-cell table:style-name="Table16.B1" office:value-type="string">
            <text:p text:style-name="P16"><text:s/>= 1/r [d/dr]^2 f + (1/r)^2 [d/d<text:span text:style-name="T3">θ</text:span>]^2 f + [d/dz]^2<text:span text:style-name="T1"> </text:span>f</text:p>
          </table:table-cell>
        </table:table-row>
        <table:table-row table:style-name="Table16.1">
          <table:table-cell table:style-name="Table16.A1" office:value-type="string">
            <text:p text:style-name="P17"/>
          </table:table-cell>
          <table:table-cell table:style-name="Table16.B1" office:value-type="string">
            <text:p text:style-name="P28"/>
          </table:table-cell>
        </table:table-row>
      </table:table>
      <text:h text:style-name="P69" text:outline-level="1"/>
      <text:h text:style-name="P80" text:outline-level="2"><text:bookmark-start text:name="__RefHeading___Toc40937_2645816805"/>Spherical<text:bookmark-end text:name="__RefHeading___Toc40937_264581680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1</text:p>
          </table:table-cell>
          <table:table-cell table:style-name="Table4.B1" office:value-type="string">
            <text:p text:style-name="P34"><text:span text:style-name="T15">F (n)</text:span> = <text:span text:style-name="T9">&lt; </text:span>r<text:span text:style-name="T15"> (n) </text:span>, <text:span text:style-name="T15">t (n), u (n)</text:span><text:span text:style-name="T9"> &gt;</text:span></text:p>
          </table:table-cell>
        </table:table-row>
        <table:table-row table:style-name="Table4.1">
          <table:table-cell table:style-name="Table4.A1" office:value-type="string">
            <text:p text:style-name="P8">2</text:p>
          </table:table-cell>
          <table:table-cell table:style-name="Table4.B1" office:value-type="string">
            <text:p text:style-name="P16">f (<text:span text:style-name="T1">r</text:span> <text:span text:style-name="T1">, </text:span>t, z) = r cos t + r sin t + r u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16"/>
          </table:table-cell>
        </table:table-row>
        <table:table-row table:style-name="Table4.1">
          <table:table-cell table:style-name="Table4.A1" office:value-type="string">
            <text:p text:style-name="P3">3</text:p>
          </table:table-cell>
          <table:table-cell table:style-name="Table4.B1" office:value-type="string">
            <text:p text:style-name="P16">∇ = &lt; 1/r^2 [d/dr] r^2, </text:p>
            <text:p text:style-name="P16"><text:s text:c="5"/>1/(r sin t) [d/dt<text:span text:style-name="T2">] sin t</text:span>, <text:s/></text:p>
            <text:p text:style-name="P16"><text:s text:c="5"/>1/(r sin t) [d/du] &gt;</text:p>
          </table:table-cell>
        </table:table-row>
        <table:table-row table:style-name="Table4.1">
          <table:table-cell table:style-name="Table4.A1" office:value-type="string">
            <text:p text:style-name="P3">4</text:p>
          </table:table-cell>
          <table:table-cell table:style-name="Table4.B1" office:value-type="string">
            <text:p text:style-name="P28">∇<text:span text:style-name="T15">^2 = &lt; 1/r^2 [d/dr] r^2 [d/dr], </text:span></text:p>
            <text:p text:style-name="P28"><text:span text:style-name="T15"><text:s text:c="6"/>1/(r sin t) [d/dt</text:span><text:span text:style-name="T6">] sin u [d/dt]</text:span><text:span text:style-name="T15">, <text:s/></text:span></text:p>
            <text:p text:style-name="P16"><text:s text:c="6"/>1/(r^2 sin^2 t) [d/du]^2 &gt;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30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6">Div (F) .. returns a scalar</text:p>
          </table:table-cell>
        </table:table-row>
        <table:table-row table:style-name="Table4.1">
          <table:table-cell table:style-name="Table4.A1" office:value-type="string">
            <text:p text:style-name="P17">5</text:p>
          </table:table-cell>
          <table:table-cell table:style-name="Table4.B1" office:value-type="string">
            <text:p text:style-name="P16">∇ · F (t)</text:p>
          </table:table-cell>
        </table:table-row>
        <table:table-row table:style-name="Table4.1">
          <table:table-cell table:style-name="Table4.A1" office:value-type="string">
            <text:p text:style-name="P3">6</text:p>
          </table:table-cell>
          <table:table-cell table:style-name="Table4.B1" office:value-type="string">
            <text:p text:style-name="P16"><text:s/>= &lt; 1/r^2 [d/dr] r^2, 1/(r sin t) [d/dt<text:span text:style-name="T2">] sin u</text:span>, <text:s/>1/(r sin t) [d/du] &gt;</text:p>
            <text:p text:style-name="P16"><text:s/>· <text:span text:style-name="T9">&lt; </text:span>r (n)<text:span text:style-name="T1">, </text:span><text:span text:style-name="T2">t</text:span> (n), u (n)<text:span text:style-name="T9"> &gt;</text:span></text:p>
          </table:table-cell>
        </table:table-row>
        <table:table-row table:style-name="Table4.1">
          <table:table-cell table:style-name="Table4.A1" office:value-type="string">
            <text:p text:style-name="P3">7</text:p>
          </table:table-cell>
          <table:table-cell table:style-name="Table4.B1" office:value-type="string">
            <text:p text:style-name="P16"><text:s/>= 1/r^2 [d/dr] r^2 r (n) </text:p>
            <text:p text:style-name="P16"><text:s/>+ 1/(r sin t) [d/dt<text:span text:style-name="T2">] sin u t (n)</text:span></text:p>
            <text:p text:style-name="P16"><text:span text:style-name="T2"><text:s/>+</text:span> 1/(r sin t) [d/du] u (n)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1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6">Grad (F) .. returns a vector</text:p>
          </table:table-cell>
        </table:table-row>
        <table:table-row table:style-name="Table4.1">
          <table:table-cell table:style-name="Table4.A1" office:value-type="string">
            <text:p text:style-name="P17">8</text:p>
          </table:table-cell>
          <table:table-cell table:style-name="Table4.B1" office:value-type="string">
            <text:p text:style-name="P16">∇ f (r, <text:span text:style-name="T3">θ</text:span>, z)</text:p>
          </table:table-cell>
        </table:table-row>
        <table:table-row table:style-name="Table4.1">
          <table:table-cell table:style-name="Table4.A1" office:value-type="string">
            <text:p text:style-name="P3">9</text:p>
          </table:table-cell>
          <table:table-cell table:style-name="Table4.B1" office:value-type="string">
            <text:p text:style-name="P16"><text:s/>= &lt; [d/dr], 1/r [d/d<text:span text:style-name="T2">t]</text:span>, [d/du] &gt; · f</text:p>
          </table:table-cell>
        </table:table-row>
        <table:table-row table:style-name="Table4.1">
          <table:table-cell table:style-name="Table4.A1" office:value-type="string">
            <text:p text:style-name="P17">10</text:p>
          </table:table-cell>
          <table:table-cell table:style-name="Table4.B1" office:value-type="string">
            <text:p text:style-name="P16"><text:s/>= &lt; [d/dr] f , 1/r [d/d<text:span text:style-name="T2">t</text:span>] f , 1/(r sin t) [d/du]<text:span text:style-name="T1"> </text:span>f &gt;</text:p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B1" office:value-type="string">
            <text:p text:style-name="P29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6">Curl (F) .. returns a vector</text:p>
          </table:table-cell>
        </table:table-row>
        <table:table-row table:style-name="Table4.1">
          <table:table-cell table:style-name="Table4.A1" office:value-type="string">
            <text:p text:style-name="P17">11</text:p>
          </table:table-cell>
          <table:table-cell table:style-name="Table4.B1" office:value-type="string">
            <text:p text:style-name="P16">∇ × F (t)</text:p>
          </table:table-cell>
        </table:table-row>
        <table:table-row table:style-name="Table4.1">
          <table:table-cell table:style-name="Table4.A1" office:value-type="string">
            <text:p text:style-name="P17">12</text:p>
          </table:table-cell>
          <table:table-cell table:style-name="Table4.B1" office:value-type="string">
            <text:p text:style-name="P16"><text:s/>= &lt; [d/dx], 1/r [d/dy], d/dz &gt; × <text:span text:style-name="T9">&lt; </text:span>r (t)<text:span text:style-name="T1">, </text:span><text:span text:style-name="T3">θ</text:span> (t), z (t)<text:span text:style-name="T9"> &gt;</text:span></text:p>
          </table:table-cell>
        </table:table-row>
        <table:table-row table:style-name="Table4.1">
          <table:table-cell table:style-name="Table4.A1" office:value-type="string">
            <text:p text:style-name="P17">13</text:p>
          </table:table-cell>
          <table:table-cell table:style-name="Table4.B1" office:value-type="string">
            <text:p text:style-name="P16"><text:s/>= i <text:s/>| 1/(r sin u) [d/d<text:span text:style-name="T3">θ</text:span>] sin u u (t) <text:s/>- 1/(r sin u) [d/dt]<text:span text:style-name="T1"> </text:span><text:span text:style-name="T3">θ</text:span> (t) </text:p>
          </table:table-cell>
        </table:table-row>
        <table:table-row table:style-name="Table4.1">
          <table:table-cell table:style-name="Table4.A1" office:value-type="string">
            <text:p text:style-name="P17">14</text:p>
          </table:table-cell>
          <table:table-cell table:style-name="Table4.B1" office:value-type="string">
            <text:p text:style-name="P16"><text:s/>- j <text:s text:c="2"/>| 1/(r sin u) [d/dt] r (t) - 1/r [d/dr]<text:span text:style-name="T1"> </text:span>r z (t) </text:p>
          </table:table-cell>
        </table:table-row>
        <table:table-row table:style-name="Table4.1">
          <table:table-cell table:style-name="Table4.A1" office:value-type="string">
            <text:p text:style-name="P17">15</text:p>
          </table:table-cell>
          <table:table-cell table:style-name="Table4.B1" office:value-type="string">
            <text:p text:style-name="P16"><text:s/>+ k | 1/r [d/dr] r <text:span text:style-name="T3">θ</text:span> (t) - 1/r [d/dt] r (t) </text:p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B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B1" office:value-type="string">
            <text:p text:style-name="P46">Laplacian .. returns a scalar</text:p>
          </table:table-cell>
        </table:table-row>
        <table:table-row table:style-name="Table4.1">
          <table:table-cell table:style-name="Table4.A1" office:value-type="string">
            <text:p text:style-name="P17">16</text:p>
          </table:table-cell>
          <table:table-cell table:style-name="Table4.B1" office:value-type="string">
            <text:p text:style-name="P28">∇<text:span text:style-name="T15">^2 F (t)</text:span></text:p>
          </table:table-cell>
        </table:table-row>
        <table:table-row table:style-name="Table4.1">
          <table:table-cell table:style-name="Table4.A1" office:value-type="string">
            <text:p text:style-name="P17">17</text:p>
          </table:table-cell>
          <table:table-cell table:style-name="Table4.B1" office:value-type="string">
            <text:p text:style-name="P16"><text:s/>= &lt; 1/r [d/dr]^2, (1/r)^2 [d/d<text:span text:style-name="T3">θ</text:span>]^2, [d/dz]^2 &gt; · f</text:p>
          </table:table-cell>
        </table:table-row>
        <table:table-row table:style-name="Table4.1">
          <table:table-cell table:style-name="Table4.A1" office:value-type="string">
            <text:p text:style-name="P17">18</text:p>
          </table:table-cell>
          <table:table-cell table:style-name="Table4.B1" office:value-type="string">
            <text:p text:style-name="P16"><text:s/>= 1/r^2 [d/dr]^2 r^2 [d/dr] f</text:p>
            <text:p text:style-name="P16"><text:s/>+ (1/r^2 sin u) [d/d<text:span text:style-name="T2">u</text:span>] (sin u [d/du] f ) </text:p>
            <text:p text:style-name="P16"><text:s/>+ (1/r^2 sin^2 u) [d/dt]^2<text:span text:style-name="T1"> </text:span>f</text:p>
          </table:table-cell>
        </table:table-row>
        <text:soft-page-break/>
        <table:table-row table:style-name="Table4.1">
          <table:table-cell table:style-name="Table4.A1" office:value-type="string">
            <text:p text:style-name="P17"/>
          </table:table-cell>
          <table:table-cell table:style-name="Table4.B1" office:value-type="string">
            <text:p text:style-name="P28"/>
          </table:table-cell>
        </table:table-row>
      </table:table>
      <text:h text:style-name="P70" text:outline-level="1"/>
      <text:h text:style-name="P72" text:outline-level="1"><text:bookmark-start text:name="__RefHeading___Toc40945_2645816805"/>Generalized Coordinate Systems<text:bookmark-end text:name="__RefHeading___Toc40945_264581680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86">4D Coordinate Systems</text:p>
          </table:table-cell>
        </table:table-row>
        <table:table-row table:style-name="Table8.1">
          <table:table-cell table:style-name="Table8.A1" office:value-type="string">
            <text:p text:style-name="P93">1</text:p>
          </table:table-cell>
          <table:table-cell table:style-name="Table8.B1" office:value-type="string">
            <text:p text:style-name="P91">F (x, y, z, t)</text:p>
          </table:table-cell>
        </table:table-row>
        <table:table-row table:style-name="Table8.1">
          <table:table-cell table:style-name="Table8.A1" office:value-type="string">
            <text:p text:style-name="P93">2</text:p>
          </table:table-cell>
          <table:table-cell table:style-name="Table8.B1" office:value-type="string">
            <text:p text:style-name="P91">F (r, t, u, d)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86">Space described by a point (P) and momentum (p)</text:p>
          </table:table-cell>
        </table:table-row>
        <table:table-row table:style-name="Table8.1">
          <table:table-cell table:style-name="Table8.A1" office:value-type="string">
            <text:p text:style-name="P93">3</text:p>
          </table:table-cell>
          <table:table-cell table:style-name="Table8.B1" office:value-type="string">
            <text:p text:style-name="P91">F (P, p)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87">Kinetic Energy</text:p>
          </table:table-cell>
        </table:table-row>
        <table:table-row table:style-name="Table8.1">
          <table:table-cell table:style-name="Table8.A1" office:value-type="string">
            <text:p text:style-name="P95">4</text:p>
          </table:table-cell>
          <table:table-cell table:style-name="Table8.B1" office:value-type="string">
            <text:p text:style-name="P94">KE = 1/2 m v^2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87">Momentum</text:p>
          </table:table-cell>
        </table:table-row>
        <table:table-row table:style-name="Table8.1">
          <table:table-cell table:style-name="Table8.A1" office:value-type="string">
            <text:p text:style-name="P95">5</text:p>
          </table:table-cell>
          <table:table-cell table:style-name="Table8.B1" office:value-type="string">
            <text:p text:style-name="P94">p = m v</text:p>
          </table:table-cell>
        </table:table-row>
        <table:table-row table:style-name="Table8.1">
          <table:table-cell table:style-name="Table8.A1" office:value-type="string">
            <text:p text:style-name="P95">6</text:p>
          </table:table-cell>
          <table:table-cell table:style-name="Table8.B1" office:value-type="string">
            <text:p text:style-name="P94">Integrate [t] p dt</text:p>
          </table:table-cell>
        </table:table-row>
        <table:table-row table:style-name="Table8.1">
          <table:table-cell table:style-name="Table8.A1" office:value-type="string">
            <text:p text:style-name="P95">7</text:p>
          </table:table-cell>
          <table:table-cell table:style-name="Table8.B1" office:value-type="string">
            <text:p text:style-name="P94"><text:s/>= Integrate [v] m v</text:p>
          </table:table-cell>
        </table:table-row>
        <table:table-row table:style-name="Table8.1">
          <table:table-cell table:style-name="Table8.A1" office:value-type="string">
            <text:p text:style-name="P95">8</text:p>
          </table:table-cell>
          <table:table-cell table:style-name="Table8.B1" office:value-type="string">
            <text:p text:style-name="P94"><text:s/>= 1/2 m v^2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86"><text:span text:style-name="T18">Lagrangian</text:span> .. least action</text:p>
          </table:table-cell>
        </table:table-row>
        <table:table-row table:style-name="Table8.1">
          <table:table-cell table:style-name="Table8.A1" office:value-type="string">
            <text:p text:style-name="P95">9</text:p>
          </table:table-cell>
          <table:table-cell table:style-name="Table8.B1" office:value-type="string">
            <text:p text:style-name="P94">KE - PE = 0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2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2"><text:span text:style-name="T18">F</text:span> <text:span text:style-name="T18">(x, x') .. is some generalize force (F)</text:span>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4">x .. represents a generalized position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4">x' .. is the kinetic energy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4">[d/dt] .. derivative with respect to time (t)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4">[d/dx] .. derivative with respect to position (x)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1"/>
          </table:table-cell>
        </table:table-row>
        <table:table-row table:style-name="Table8.1">
          <table:table-cell table:style-name="Table8.A1" office:value-type="string">
            <text:p text:style-name="P95">10</text:p>
          </table:table-cell>
          <table:table-cell table:style-name="Table8.B1" office:value-type="string">
            <text:p text:style-name="P91"><text:span text:style-name="T18">F</text:span> <text:span text:style-name="T18">(x, x') </text:span>= <text:span text:style-name="T18">[d/dt][d/dx'] F - [d/dx] F</text:span>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1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86"><text:span text:style-name="T18">Hamiltonian</text:span> .. total energy</text:p>
          </table:table-cell>
        </table:table-row>
        <table:table-row table:style-name="Table8.1">
          <table:table-cell table:style-name="Table8.A1" office:value-type="string">
            <text:p text:style-name="P95">11</text:p>
          </table:table-cell>
          <table:table-cell table:style-name="Table8.B1" office:value-type="string">
            <text:p text:style-name="P91"><text:span text:style-name="T18">E</text:span> = <text:span text:style-name="T18">KE + PE</text:span>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4">H (x, p) .. is total energy of the system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4">x .. represents a generalized position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94">p .. represents a generalized vector of momentum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16"/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46">S .. is a Hilbert Space</text:p>
          </table:table-cell>
        </table:table-row>
        <text:soft-page-break/>
        <table:table-row table:style-name="Table8.1">
          <table:table-cell table:style-name="Table8.A1" office:value-type="string">
            <text:p text:style-name="P95">12</text:p>
          </table:table-cell>
          <table:table-cell table:style-name="Table8.B1" office:value-type="string">
            <text:p text:style-name="P16">S = { x [n] }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95">13</text:p>
          </table:table-cell>
          <table:table-cell table:style-name="Table8.B1" office:value-type="string">
            <text:p text:style-name="P16">[d/dx] S = { [d/dx] x [n] }</text:p>
          </table:table-cell>
        </table:table-row>
        <table:table-row table:style-name="Table8.1">
          <table:table-cell table:style-name="Table8.A1" office:value-type="string">
            <text:p text:style-name="P3"/>
          </table:table-cell>
          <table:table-cell table:style-name="Table8.B1" office:value-type="string">
            <text:p text:style-name="P25"/>
          </table:table-cell>
        </table:table-row>
      </table:table>
      <text:p text:style-name="P11"/>
      <text:h text:style-name="P73" text:outline-level="1"/>
      <text:h text:style-name="P74" text:outline-level="1"><text:bookmark-start text:name="__RefHeading___Toc40945_2645816805 Copy 1"/>Vector Spaces<text:bookmark-end text:name="__RefHeading___Toc40945_2645816805 Copy 1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44">Requirements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<text:s/>- Closure Under Addition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<text:s/>- Closure under scalar multiplication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<text:s/>- A zero vector exists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<text:s/>- The negative exists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<text:s/>- Algebraic Properties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44"/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44">Given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u = &lt;x, y, z&gt;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v = &lt;x, y, z&gt;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44">Closure Under Addition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w = u + v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44">Closure under scalar multiplication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w = s v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44">A zero vector exists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w = v + 0, or v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/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44">The negative exists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4">w = (-1) v, or -v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27"/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44">Algebraic Properties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5">u + v = <text:span text:style-name="T13">v + </text:span>u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63">w + (<text:span text:style-name="T12">u + v</text:span>)<text:span text:style-name="T12"> = </text:span>(w + u) + v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63">a (<text:span text:style-name="T12">u + v</text:span>)<text:span text:style-name="T12"> = </text:span>av + <text:s/>a<text:span text:style-name="T12">u</text:span>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15"><text:span text:style-name="T13">(a + b) w </text:span>= <text:span text:style-name="T13">aw + bw</text:span>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63">a (b w) = (a b) w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63"/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office:value-type="string">
            <text:p text:style-name="P6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38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6-20T00:59:18.668356501</dc:date>
    <meta:editing-duration>P3DT13H27M38S</meta:editing-duration>
    <meta:editing-cycles>21</meta:editing-cycles>
    <meta:generator>LibreOffice/7.5.9.2$Linux_X86_64 LibreOffice_project/50$Build-2</meta:generator>
    <meta:document-statistic meta:table-count="13" meta:image-count="0" meta:object-count="0" meta:page-count="17" meta:paragraph-count="469" meta:word-count="2175" meta:character-count="7636" meta:non-whitespace-character-count="5775"/>
  </office:meta>
</office:document-meta>
</file>